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2">
            <text:p>5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1">
            <text:p>11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9">
            <text:p>17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151">
            <text:p>515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6499">
            <text:p>649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662">
            <text:p>1066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6">
            <text:p>2020-11-0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43)">
            <text:p>(0.94 - 1.4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2">
            <text:p>1.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5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5.375">
            <text:p>85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8996509598604">
            <text:p>0.1489965096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6499970494534">
            <text:p>1.5649997049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99065710569111">
            <text:p>4.990657105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5.5">
            <text:p>85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47373637264618">
            <text:p>0.0847373637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065439783279">
            <text:p>1.3106543978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52182327617036">
            <text:p>8.521823276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06">
            <text:p>120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3">
            <text:p>93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71144278606965">
            <text:p>0.0771144279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155590208163">
            <text:p>1.281555902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33083683889238">
            <text:p>9.330836838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92">
            <text:p>992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9.875">
            <text:p>89.8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05997983870968">
            <text:p>0.0905997984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3318760835169">
            <text:p>1.3331876084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99221277998906">
            <text:p>7.9922127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50.125">
            <text:p>50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9236111111111">
            <text:p>0.1392361111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2532431037809">
            <text:p>1.5253243104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31726011559231">
            <text:p>5.317260115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34">
            <text:p>1034</text:p>
          </table:table-cell>
          <table:table-cell office:value-type="float" office:value="35">
            <text:p>35</text:p>
          </table:table-cell>
          <table:table-cell office:value-type="float" office:value="71.25">
            <text:p>71.25</text:p>
          </table:table-cell>
          <table:table-cell office:value-type="float" office:value="85.5">
            <text:p>85.5</text:p>
          </table:table-cell>
          <table:table-cell office:value-type="float" office:value="0.196629213483146">
            <text:p>0.1966292135</text:p>
          </table:table-cell>
          <table:table-cell office:value-type="float" office:value="0.165697674418605">
            <text:p>0.1656976744</text:p>
          </table:table-cell>
          <table:table-cell office:value-type="float" office:value="0.0826885880077369">
            <text:p>0.082688588</text:p>
          </table:table-cell>
          <table:table-cell office:value-type="float" office:value="1.76398182047721">
            <text:p>1.7639818205</text:p>
          </table:table-cell>
          <table:table-cell office:value-type="float" office:value="1.63375507030827">
            <text:p>1.6337550703</text:p>
          </table:table-cell>
          <table:table-cell office:value-type="float" office:value="1.30281136709704">
            <text:p>1.3028113671</text:p>
          </table:table-cell>
          <table:table-cell office:value-type="float" office:value="3.86135884870175">
            <text:p>3.8613588487</text:p>
          </table:table-cell>
          <table:table-cell office:value-type="float" office:value="4.5209249978791">
            <text:p>4.5209249979</text:p>
          </table:table-cell>
          <table:table-cell office:value-type="float" office:value="8.724607055554">
            <text:p>8.72460705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37">
            <text:p>123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5.375">
            <text:p>45.3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66814874696847">
            <text:p>0.0366814875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3102244792895">
            <text:p>1.1310224479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19.2408687948632">
            <text:p>19.240868794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54">
            <text:p>1254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85805422647528">
            <text:p>0.0685805423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92503478502">
            <text:p>1.2492503479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4497955071643">
            <text:p>10.449795507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8">
            <text:p>658</text:p>
          </table:table-cell>
          <table:table-cell office:value-type="float" office:value="1552">
            <text:p>1552</text:p>
          </table:table-cell>
          <table:table-cell office:value-type="float" office:value="61.5">
            <text:p>61.5</text:p>
          </table:table-cell>
          <table:table-cell office:value-type="float" office:value="53">
            <text:p>53</text:p>
          </table:table-cell>
          <table:table-cell office:value-type="float" office:value="117.5">
            <text:p>117.5</text:p>
          </table:table-cell>
          <table:table-cell office:value-type="float" office:value="0.185240963855422">
            <text:p>0.1852409639</text:p>
          </table:table-cell>
          <table:table-cell office:value-type="float" office:value="0.0805471124620061">
            <text:p>0.0805471125</text:p>
          </table:table-cell>
          <table:table-cell office:value-type="float" office:value="0.0757087628865979">
            <text:p>0.0757087629</text:p>
          </table:table-cell>
          <table:table-cell office:value-type="float" office:value="1.71559923428654">
            <text:p>1.7155992343</text:p>
          </table:table-cell>
          <table:table-cell office:value-type="float" office:value="1.29463105477592">
            <text:p>1.2946310548</text:p>
          </table:table-cell>
          <table:table-cell office:value-type="float" office:value="1.27621503098762">
            <text:p>1.276215031</text:p>
          </table:table-cell>
          <table:table-cell office:value-type="float" office:value="4.07862954712899">
            <text:p>4.0786295471</text:p>
          </table:table-cell>
          <table:table-cell office:value-type="float" office:value="8.94758697749193">
            <text:p>8.9475869775</text:p>
          </table:table-cell>
          <table:table-cell office:value-type="float" office:value="9.49780039660004">
            <text:p>9.497800396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44">
            <text:p>644</text:p>
          </table:table-cell>
          <table:table-cell office:value-type="float" office:value="1412">
            <text:p>1412</text:p>
          </table:table-cell>
          <table:table-cell office:value-type="float" office:value="55.75">
            <text:p>55.75</text:p>
          </table:table-cell>
          <table:table-cell office:value-type="float" office:value="75.75">
            <text:p>75.75</text:p>
          </table:table-cell>
          <table:table-cell office:value-type="float" office:value="153.75">
            <text:p>153.75</text:p>
          </table:table-cell>
          <table:table-cell office:value-type="float" office:value="0.160201149425287">
            <text:p>0.1602011494</text:p>
          </table:table-cell>
          <table:table-cell office:value-type="float" office:value="0.117624223602484">
            <text:p>0.1176242236</text:p>
          </table:table-cell>
          <table:table-cell office:value-type="float" office:value="0.108888101983003">
            <text:p>0.108888102</text:p>
          </table:table-cell>
          <table:table-cell office:value-type="float" office:value="1.61100626321178">
            <text:p>1.6110062632</text:p>
          </table:table-cell>
          <table:table-cell office:value-type="float" office:value="1.43880228024575">
            <text:p>1.4388022802</text:p>
          </table:table-cell>
          <table:table-cell office:value-type="float" office:value="1.40434732969729">
            <text:p>1.4043473297</text:p>
          </table:table-cell>
          <table:table-cell office:value-type="float" office:value="4.66472403883309">
            <text:p>4.6647240388</text:p>
          </table:table-cell>
          <table:table-cell office:value-type="float" office:value="6.23304629138575">
            <text:p>6.2330462914</text:p>
          </table:table-cell>
          <table:table-cell office:value-type="float" office:value="6.70628784744086">
            <text:p>6.706287847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96">
            <text:p>796</text:p>
          </table:table-cell>
          <table:table-cell office:value-type="float" office:value="1846">
            <text:p>1846</text:p>
          </table:table-cell>
          <table:table-cell office:value-type="float" office:value="13.75">
            <text:p>13.75</text:p>
          </table:table-cell>
          <table:table-cell office:value-type="float" office:value="70.25">
            <text:p>70.25</text:p>
          </table:table-cell>
          <table:table-cell office:value-type="float" office:value="317.75">
            <text:p>317.75</text:p>
          </table:table-cell>
          <table:table-cell office:value-type="float" office:value="0.0376712328767123">
            <text:p>0.0376712329</text:p>
          </table:table-cell>
          <table:table-cell office:value-type="float" office:value="0.0882537688442211">
            <text:p>0.0882537688</text:p>
          </table:table-cell>
          <table:table-cell office:value-type="float" office:value="0.172128927410618">
            <text:p>0.1721289274</text:p>
          </table:table-cell>
          <table:table-cell office:value-type="float" office:value="1.13463079376994">
            <text:p>1.1346307938</text:p>
          </table:table-cell>
          <table:table-cell office:value-type="float" office:value="1.32415409727658">
            <text:p>1.3241540973</text:p>
          </table:table-cell>
          <table:table-cell office:value-type="float" office:value="1.66052284653416">
            <text:p>1.6605228465</text:p>
          </table:table-cell>
          <table:table-cell office:value-type="float" office:value="18.7443446228369">
            <text:p>18.7443446228</text:p>
          </table:table-cell>
          <table:table-cell office:value-type="float" office:value="8.19571253474621">
            <text:p>8.1957125347</text:p>
          </table:table-cell>
          <table:table-cell office:value-type="float" office:value="4.36431053169981">
            <text:p>4.364310531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2032">
            <text:p>2032</text:p>
          </table:table-cell>
          <table:table-cell office:value-type="float" office:value="42">
            <text:p>42</text:p>
          </table:table-cell>
          <table:table-cell office:value-type="float" office:value="34.875">
            <text:p>34.875</text:p>
          </table:table-cell>
          <table:table-cell office:value-type="float" office:value="163">
            <text:p>163</text:p>
          </table:table-cell>
          <table:table-cell office:value-type="float" office:value="0.12280701754386">
            <text:p>0.1228070175</text:p>
          </table:table-cell>
          <table:table-cell office:value-type="float" office:value="0.04541015625">
            <text:p>0.0454101563</text:p>
          </table:table-cell>
          <table:table-cell office:value-type="float" office:value="0.0802165354330709">
            <text:p>0.0802165354</text:p>
          </table:table-cell>
          <table:table-cell office:value-type="float" office:value="1.45938442597722">
            <text:p>1.459384426</text:p>
          </table:table-cell>
          <table:table-cell office:value-type="float" office:value="1.16297722816467">
            <text:p>1.1629772282</text:p>
          </table:table-cell>
          <table:table-cell office:value-type="float" office:value="1.29336987142724">
            <text:p>1.2933698714</text:p>
          </table:table-cell>
          <table:table-cell office:value-type="float" office:value="5.98408284820171">
            <text:p>5.9840828482</text:p>
          </table:table-cell>
          <table:table-cell office:value-type="float" office:value="15.608152855994">
            <text:p>15.608152856</text:p>
          </table:table-cell>
          <table:table-cell office:value-type="float" office:value="8.98306836371103">
            <text:p>8.983068363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33">
            <text:p>933</text:p>
          </table:table-cell>
          <table:table-cell office:value-type="float" office:value="1958">
            <text:p>1958</text:p>
          </table:table-cell>
          <table:table-cell office:value-type="float" office:value="64.125">
            <text:p>64.125</text:p>
          </table:table-cell>
          <table:table-cell office:value-type="float" office:value="35.875">
            <text:p>35.875</text:p>
          </table:table-cell>
          <table:table-cell office:value-type="float" office:value="59.375">
            <text:p>59.375</text:p>
          </table:table-cell>
          <table:table-cell office:value-type="float" office:value="0.195503048780488">
            <text:p>0.1955030488</text:p>
          </table:table-cell>
          <table:table-cell office:value-type="float" office:value="0.0384512325830654">
            <text:p>0.0384512326</text:p>
          </table:table-cell>
          <table:table-cell office:value-type="float" office:value="0.0303243105209397">
            <text:p>0.0303243105</text:p>
          </table:table-cell>
          <table:table-cell office:value-type="float" office:value="1.75917469721334">
            <text:p>1.7591746972</text:p>
          </table:table-cell>
          <table:table-cell office:value-type="float" office:value="1.13747716872356">
            <text:p>1.1374771687</text:p>
          </table:table-cell>
          <table:table-cell office:value-type="float" office:value="1.10793743188809">
            <text:p>1.1079374319</text:p>
          </table:table-cell>
          <table:table-cell office:value-type="float" office:value="3.88171921423568">
            <text:p>3.8817192142</text:p>
          </table:table-cell>
          <table:table-cell office:value-type="float" office:value="18.3710512369051">
            <text:p>18.3710512369</text:p>
          </table:table-cell>
          <table:table-cell office:value-type="float" office:value="23.2026531771806">
            <text:p>23.202653177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23">
            <text:p>1023</text:p>
          </table:table-cell>
          <table:table-cell office:value-type="float" office:value="2338">
            <text:p>2338</text:p>
          </table:table-cell>
          <table:table-cell office:value-type="float" office:value="77.5">
            <text:p>77.5</text:p>
          </table:table-cell>
          <table:table-cell office:value-type="float" office:value="185.25">
            <text:p>185.25</text:p>
          </table:table-cell>
          <table:table-cell office:value-type="float" office:value="82.875">
            <text:p>82.875</text:p>
          </table:table-cell>
          <table:table-cell office:value-type="float" office:value="0.215277777777778">
            <text:p>0.2152777778</text:p>
          </table:table-cell>
          <table:table-cell office:value-type="float" office:value="0.18108504398827">
            <text:p>0.181085044</text:p>
          </table:table-cell>
          <table:table-cell office:value-type="float" office:value="0.0354469632164243">
            <text:p>0.0354469632</text:p>
          </table:table-cell>
          <table:table-cell office:value-type="float" office:value="1.8443074845679">
            <text:p>1.8443074846</text:p>
          </table:table-cell>
          <table:table-cell office:value-type="float" office:value="1.69806956854516">
            <text:p>1.6980695685</text:p>
          </table:table-cell>
          <table:table-cell office:value-type="float" office:value="1.12652708617197">
            <text:p>1.1265270862</text:p>
          </table:table-cell>
          <table:table-cell office:value-type="float" office:value="3.55509910750109">
            <text:p>3.5550991075</text:p>
          </table:table-cell>
          <table:table-cell office:value-type="float" office:value="4.1647083915864">
            <text:p>4.1647083916</text:p>
          </table:table-cell>
          <table:table-cell office:value-type="float" office:value="19.8990485636341">
            <text:p>19.899048563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16">
            <text:p>1216</text:p>
          </table:table-cell>
          <table:table-cell office:value-type="float" office:value="3139">
            <text:p>3139</text:p>
          </table:table-cell>
          <table:table-cell office:value-type="float" office:value="98.625">
            <text:p>98.625</text:p>
          </table:table-cell>
          <table:table-cell office:value-type="float" office:value="62.375">
            <text:p>62.375</text:p>
          </table:table-cell>
          <table:table-cell office:value-type="float" office:value="39">
            <text:p>39</text:p>
          </table:table-cell>
          <table:table-cell office:value-type="float" office:value="0.265120967741936">
            <text:p>0.2651209677</text:p>
          </table:table-cell>
          <table:table-cell office:value-type="float" office:value="0.0512952302631579">
            <text:p>0.0512952303</text:p>
          </table:table-cell>
          <table:table-cell office:value-type="float" office:value="0.0124243389614527">
            <text:p>0.012424339</text:p>
          </table:table-cell>
          <table:table-cell office:value-type="float" office:value="2.06569007706816">
            <text:p>2.0656900771</text:p>
          </table:table-cell>
          <table:table-cell office:value-type="float" office:value="1.18469045919064">
            <text:p>1.1846904592</text:p>
          </table:table-cell>
          <table:table-cell office:value-type="float" office:value="1.0437877401944">
            <text:p>1.0437877402</text:p>
          </table:table-cell>
          <table:table-cell office:value-type="float" office:value="2.94745855848188">
            <text:p>2.9474585585</text:p>
          </table:table-cell>
          <table:table-cell office:value-type="float" office:value="13.8565816111527">
            <text:p>13.8565816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593">
            <text:p>593</text:p>
          </table:table-cell>
          <table:table-cell office:value-type="float" office:value="1222">
            <text:p>1222</text:p>
          </table:table-cell>
          <table:table-cell office:value-type="float" office:value="2744">
            <text:p>2744</text:p>
          </table:table-cell>
          <table:table-cell office:value-type="float" office:value="54.625">
            <text:p>54.625</text:p>
          </table:table-cell>
          <table:table-cell office:value-type="float" office:value="96.25">
            <text:p>96.25</text:p>
          </table:table-cell>
          <table:table-cell office:value-type="float" office:value="203.75">
            <text:p>203.75</text:p>
          </table:table-cell>
          <table:table-cell office:value-type="float" office:value="0.0921163575042158">
            <text:p>0.0921163575</text:p>
          </table:table-cell>
          <table:table-cell office:value-type="float" office:value="0.0787643207855974">
            <text:p>0.0787643208</text:p>
          </table:table-cell>
          <table:table-cell office:value-type="float" office:value="0.074252915451895">
            <text:p>0.0742529155</text:p>
          </table:table-cell>
          <table:table-cell office:value-type="float" office:value="1.33903868097165">
            <text:p>1.339038681</text:p>
          </table:table-cell>
          <table:table-cell office:value-type="float" office:value="1.28783460647807">
            <text:p>1.2878346065</text:p>
          </table:table-cell>
          <table:table-cell office:value-type="float" office:value="1.27069165516972">
            <text:p>1.2706916552</text:p>
          </table:table-cell>
          <table:table-cell office:value-type="float" office:value="7.86617597614">
            <text:p>7.8661759761</text:p>
          </table:table-cell>
          <table:table-cell office:value-type="float" office:value="9.14246331177577">
            <text:p>9.1424633118</text:p>
          </table:table-cell>
          <table:table-cell office:value-type="float" office:value="9.67738571841848">
            <text:p>9.677385718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1267">
            <text:p>1267</text:p>
          </table:table-cell>
          <table:table-cell office:value-type="float" office:value="2784">
            <text:p>2784</text:p>
          </table:table-cell>
          <table:table-cell office:value-type="float" office:value="77">
            <text:p>77</text:p>
          </table:table-cell>
          <table:table-cell office:value-type="float" office:value="186.375">
            <text:p>186.375</text:p>
          </table:table-cell>
          <table:table-cell office:value-type="float" office:value="124.75">
            <text:p>124.75</text:p>
          </table:table-cell>
          <table:table-cell office:value-type="float" office:value="0.111111111111111">
            <text:p>0.1111111111</text:p>
          </table:table-cell>
          <table:table-cell office:value-type="float" office:value="0.147099447513812">
            <text:p>0.1470994475</text:p>
          </table:table-cell>
          <table:table-cell office:value-type="float" office:value="0.0448096264367816">
            <text:p>0.0448096264</text:p>
          </table:table-cell>
          <table:table-cell office:value-type="float" office:value="1.41308641975309">
            <text:p>1.4130864198</text:p>
          </table:table-cell>
          <table:table-cell office:value-type="float" office:value="1.55725903131773">
            <text:p>1.5572590313</text:p>
          </table:table-cell>
          <table:table-cell office:value-type="float" office:value="1.16076918166669">
            <text:p>1.1607691817</text:p>
          </table:table-cell>
          <table:table-cell office:value-type="float" office:value="6.57881347896058">
            <text:p>6.578813479</text:p>
          </table:table-cell>
          <table:table-cell office:value-type="float" office:value="5.05074812721809">
            <text:p>5.0507481272</text:p>
          </table:table-cell>
          <table:table-cell office:value-type="float" office:value="15.8127531084854">
            <text:p>15.812753108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730">
            <text:p>730</text:p>
          </table:table-cell>
          <table:table-cell office:value-type="float" office:value="1393">
            <text:p>1393</text:p>
          </table:table-cell>
          <table:table-cell office:value-type="float" office:value="3195">
            <text:p>3195</text:p>
          </table:table-cell>
          <table:table-cell office:value-type="float" office:value="23.625">
            <text:p>23.625</text:p>
          </table:table-cell>
          <table:table-cell office:value-type="float" office:value="40.5">
            <text:p>40.5</text:p>
          </table:table-cell>
          <table:table-cell office:value-type="float" office:value="134">
            <text:p>134</text:p>
          </table:table-cell>
          <table:table-cell office:value-type="float" office:value="0.0323630136986301">
            <text:p>0.0323630137</text:p>
          </table:table-cell>
          <table:table-cell office:value-type="float" office:value="0.0290739411342426">
            <text:p>0.0290739411</text:p>
          </table:table-cell>
          <table:table-cell office:value-type="float" office:value="0.0419405320813772">
            <text:p>0.0419405321</text:p>
          </table:table-cell>
          <table:table-cell office:value-type="float" office:value="1.11532338267029">
            <text:p>1.1153233827</text:p>
          </table:table-cell>
          <table:table-cell office:value-type="float" office:value="1.10341557031388">
            <text:p>1.1034155703</text:p>
          </table:table-cell>
          <table:table-cell office:value-type="float" office:value="1.15023951841811">
            <text:p>1.1502395184</text:p>
          </table:table-cell>
          <table:table-cell office:value-type="float" office:value="21.7626150070568">
            <text:p>21.7626150071</text:p>
          </table:table-cell>
          <table:table-cell office:value-type="float" office:value="24.185758248414">
            <text:p>24.1857582484</text:p>
          </table:table-cell>
          <table:table-cell office:value-type="float" office:value="16.8711052920629">
            <text:p>16.87110529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21">
            <text:p>821</text:p>
          </table:table-cell>
          <table:table-cell office:value-type="float" office:value="1643">
            <text:p>1643</text:p>
          </table:table-cell>
          <table:table-cell office:value-type="float" office:value="3774">
            <text:p>3774</text:p>
          </table:table-cell>
          <table:table-cell office:value-type="float" office:value="41.5">
            <text:p>41.5</text:p>
          </table:table-cell>
          <table:table-cell office:value-type="float" office:value="154.125">
            <text:p>154.125</text:p>
          </table:table-cell>
          <table:table-cell office:value-type="float" office:value="71.875">
            <text:p>71.875</text:p>
          </table:table-cell>
          <table:table-cell office:value-type="float" office:value="0.0505481120584653">
            <text:p>0.0505481121</text:p>
          </table:table-cell>
          <table:table-cell office:value-type="float" office:value="0.0938070602556299">
            <text:p>0.0938070603</text:p>
          </table:table-cell>
          <table:table-cell office:value-type="float" office:value="0.0190447800741918">
            <text:p>0.0190447801</text:p>
          </table:table-cell>
          <table:table-cell office:value-type="float" office:value="1.18192641100467">
            <text:p>1.181926411</text:p>
          </table:table-cell>
          <table:table-cell office:value-type="float" office:value="1.34557224942016">
            <text:p>1.3455722494</text:p>
          </table:table-cell>
          <table:table-cell office:value-type="float" office:value="1.0673676294099">
            <text:p>1.0673676294</text:p>
          </table:table-cell>
          <table:table-cell office:value-type="float" office:value="14.056347866516">
            <text:p>14.0563478665</text:p>
          </table:table-cell>
          <table:table-cell office:value-type="float" office:value="7.73046769019586">
            <text:p>7.7304676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57">
            <text:p>857</text:p>
          </table:table-cell>
          <table:table-cell office:value-type="float" office:value="1856">
            <text:p>1856</text:p>
          </table:table-cell>
          <table:table-cell office:value-type="float" office:value="4020">
            <text:p>4020</text:p>
          </table:table-cell>
          <table:table-cell office:value-type="float" office:value="78.25">
            <text:p>78.25</text:p>
          </table:table-cell>
          <table:table-cell office:value-type="float" office:value="122.125">
            <text:p>122.125</text:p>
          </table:table-cell>
          <table:table-cell office:value-type="float" office:value="146.25">
            <text:p>146.25</text:p>
          </table:table-cell>
          <table:table-cell office:value-type="float" office:value="0.0913068844807468">
            <text:p>0.0913068845</text:p>
          </table:table-cell>
          <table:table-cell office:value-type="float" office:value="0.0658001077586207">
            <text:p>0.0658001078</text:p>
          </table:table-cell>
          <table:table-cell office:value-type="float" office:value="0.0363805970149254">
            <text:p>0.036380597</text:p>
          </table:table-cell>
          <table:table-cell office:value-type="float" office:value="1.33591451210363">
            <text:p>1.3359145121</text:p>
          </table:table-cell>
          <table:table-cell office:value-type="float" office:value="1.23878649935002">
            <text:p>1.2387864994</text:p>
          </table:table-cell>
          <table:table-cell office:value-type="float" office:value="1.129926243317">
            <text:p>1.1299262433</text:p>
          </table:table-cell>
          <table:table-cell office:value-type="float" office:value="7.93292826946904">
            <text:p>7.9329282695</text:p>
          </table:table-cell>
          <table:table-cell office:value-type="float" office:value="10.877027322123">
            <text:p>10.8770273221</text:p>
          </table:table-cell>
          <table:table-cell office:value-type="float" office:value="19.3971704946344">
            <text:p>19.397170494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95">
            <text:p>795</text:p>
          </table:table-cell>
          <table:table-cell office:value-type="float" office:value="1718">
            <text:p>1718</text:p>
          </table:table-cell>
          <table:table-cell office:value-type="float" office:value="4146">
            <text:p>4146</text:p>
          </table:table-cell>
          <table:table-cell office:value-type="float" office:value="27.75">
            <text:p>27.75</text:p>
          </table:table-cell>
          <table:table-cell office:value-type="float" office:value="119.625">
            <text:p>119.625</text:p>
          </table:table-cell>
          <table:table-cell office:value-type="float" office:value="76.125">
            <text:p>76.125</text:p>
          </table:table-cell>
          <table:table-cell office:value-type="float" office:value="0.0349056603773585">
            <text:p>0.0349056604</text:p>
          </table:table-cell>
          <table:table-cell office:value-type="float" office:value="0.0696303841676368">
            <text:p>0.0696303842</text:p>
          </table:table-cell>
          <table:table-cell office:value-type="float" office:value="0.0183610709117221">
            <text:p>0.0183610709</text:p>
          </table:table-cell>
          <table:table-cell office:value-type="float" office:value="1.12455788536846">
            <text:p>1.1245578854</text:p>
          </table:table-cell>
          <table:table-cell office:value-type="float" office:value="1.25320918976942">
            <text:p>1.2532091898</text:p>
          </table:table-cell>
          <table:table-cell office:value-type="float" office:value="1.06492452088408">
            <text:p>1.0649245209</text:p>
          </table:table-cell>
          <table:table-cell office:value-type="float" office:value="20.202321827733">
            <text:p>20.2023218277</text:p>
          </table:table-cell>
          <table:table-cell office:value-type="float" office:value="10.2973511882564">
            <text:p>10.29735118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02">
            <text:p>902</text:p>
          </table:table-cell>
          <table:table-cell office:value-type="float" office:value="1934">
            <text:p>1934</text:p>
          </table:table-cell>
          <table:table-cell office:value-type="float" office:value="4883">
            <text:p>4883</text:p>
          </table:table-cell>
          <table:table-cell office:value-type="float" office:value="37.75">
            <text:p>37.75</text:p>
          </table:table-cell>
          <table:table-cell office:value-type="float" office:value="37.5">
            <text:p>37.5</text:p>
          </table:table-cell>
          <table:table-cell office:value-type="float" office:value="33.5">
            <text:p>33.5</text:p>
          </table:table-cell>
          <table:table-cell office:value-type="float" office:value="0.0418514412416851">
            <text:p>0.0418514412</text:p>
          </table:table-cell>
          <table:table-cell office:value-type="float" office:value="0.0193898655635988">
            <text:p>0.0193898656</text:p>
          </table:table-cell>
          <table:table-cell office:value-type="float" office:value="0.00686053655539627">
            <text:p>0.0068605366</text:p>
          </table:table-cell>
          <table:table-cell office:value-type="float" office:value="1.14991306888855">
            <text:p>1.1499130689</text:p>
          </table:table-cell>
          <table:table-cell office:value-type="float" office:value="1.06860142457028">
            <text:p>1.0686014246</text:p>
          </table:table-cell>
          <table:table-cell office:value-type="float" office:value="1.02410412918907">
            <text:p>1.0241041292</text:p>
          </table:table-cell>
          <table:table-cell office:value-type="float" office:value="16.9062917151596">
            <text:p>16.9062917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92">
            <text:p>1092</text:p>
          </table:table-cell>
          <table:table-cell office:value-type="float" office:value="2071">
            <text:p>2071</text:p>
          </table:table-cell>
          <table:table-cell office:value-type="float" office:value="4163">
            <text:p>4163</text:p>
          </table:table-cell>
          <table:table-cell office:value-type="float" office:value="21.25">
            <text:p>21.25</text:p>
          </table:table-cell>
          <table:table-cell office:value-type="float" office:value="115">
            <text:p>115</text:p>
          </table:table-cell>
          <table:table-cell office:value-type="float" office:value="287.375">
            <text:p>287.375</text:p>
          </table:table-cell>
          <table:table-cell office:value-type="float" office:value="0.019459706959707">
            <text:p>0.019459707</text:p>
          </table:table-cell>
          <table:table-cell office:value-type="float" office:value="0.0555287300820859">
            <text:p>0.0555287301</text:p>
          </table:table-cell>
          <table:table-cell office:value-type="float" office:value="0.0690307470574105">
            <text:p>0.0690307471</text:p>
          </table:table-cell>
          <table:table-cell office:value-type="float" office:value="1.06885118754109">
            <text:p>1.0688511875</text:p>
          </table:table-cell>
          <table:table-cell office:value-type="float" office:value="1.20039409742178">
            <text:p>1.2003940974</text:p>
          </table:table-cell>
          <table:table-cell office:value-type="float" office:value="1.25094749301797">
            <text:p>1.250947493</text:p>
          </table:table-cell>
          <table:table-cell office:value-type="float" office:value="0">
            <text:p>0</text:p>
          </table:table-cell>
          <table:table-cell office:value-type="float" office:value="12.8261287818803">
            <text:p>12.8261287819</text:p>
          </table:table-cell>
          <table:table-cell office:value-type="float" office:value="10.3838549933156">
            <text:p>10.383854993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080">
            <text:p>1080</text:p>
          </table:table-cell>
          <table:table-cell office:value-type="float" office:value="2063">
            <text:p>2063</text:p>
          </table:table-cell>
          <table:table-cell office:value-type="float" office:value="5304">
            <text:p>5304</text:p>
          </table:table-cell>
          <table:table-cell office:value-type="float" office:value="51.25">
            <text:p>51.25</text:p>
          </table:table-cell>
          <table:table-cell office:value-type="float" office:value="66">
            <text:p>66</text:p>
          </table:table-cell>
          <table:table-cell office:value-type="float" office:value="157.125">
            <text:p>157.125</text:p>
          </table:table-cell>
          <table:table-cell office:value-type="float" office:value="0.0474537037037037">
            <text:p>0.0474537037</text:p>
          </table:table-cell>
          <table:table-cell office:value-type="float" office:value="0.0319922443044111">
            <text:p>0.0319922443</text:p>
          </table:table-cell>
          <table:table-cell office:value-type="float" office:value="0.0296238687782805">
            <text:p>0.0296238688</text:p>
          </table:table-cell>
          <table:table-cell office:value-type="float" office:value="1.17050159679355">
            <text:p>1.1705015968</text:p>
          </table:table-cell>
          <table:table-cell office:value-type="float" office:value="1.11397892230888">
            <text:p>1.1139789223</text:p>
          </table:table-cell>
          <table:table-cell office:value-type="float" office:value="1.10540358498271">
            <text:p>1.105403585</text:p>
          </table:table-cell>
          <table:table-cell office:value-type="float" office:value="14.9507045801185">
            <text:p>14.9507045801</text:p>
          </table:table-cell>
          <table:table-cell office:value-type="float" office:value="22.0108551275884">
            <text:p>22.0108551276</text:p>
          </table:table-cell>
          <table:table-cell office:value-type="float" office:value="23.7431539673405">
            <text:p>23.743153967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63">
            <text:p>1163</text:p>
          </table:table-cell>
          <table:table-cell office:value-type="float" office:value="2197">
            <text:p>2197</text:p>
          </table:table-cell>
          <table:table-cell office:value-type="float" office:value="3699">
            <text:p>3699</text:p>
          </table:table-cell>
          <table:table-cell office:value-type="float" office:value="68.25">
            <text:p>68.25</text:p>
          </table:table-cell>
          <table:table-cell office:value-type="float" office:value="160.125">
            <text:p>160.125</text:p>
          </table:table-cell>
          <table:table-cell office:value-type="float" office:value="265.75">
            <text:p>265.75</text:p>
          </table:table-cell>
          <table:table-cell office:value-type="float" office:value="0.0586844368013758">
            <text:p>0.0586844368</text:p>
          </table:table-cell>
          <table:table-cell office:value-type="float" office:value="0.0728834774692763">
            <text:p>0.0728834775</text:p>
          </table:table-cell>
          <table:table-cell office:value-type="float" office:value="0.0718437415517707">
            <text:p>0.0718437416</text:p>
          </table:table-cell>
          <table:table-cell office:value-type="float" office:value="1.2121455005253">
            <text:p>1.2121455005</text:p>
          </table:table-cell>
          <table:table-cell office:value-type="float" office:value="1.26550369366698">
            <text:p>1.2655036937</text:p>
          </table:table-cell>
          <table:table-cell office:value-type="float" office:value="1.26156968090351">
            <text:p>1.2615696809</text:p>
          </table:table-cell>
          <table:table-cell office:value-type="float" office:value="12.1547108346031">
            <text:p>12.1547108346</text:p>
          </table:table-cell>
          <table:table-cell office:value-type="float" office:value="9.85285762227448">
            <text:p>9.8528576223</text:p>
          </table:table-cell>
          <table:table-cell office:value-type="float" office:value="9.99054911825309">
            <text:p>9.99054911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220">
            <text:p>1220</text:p>
          </table:table-cell>
          <table:table-cell office:value-type="float" office:value="2387">
            <text:p>2387</text:p>
          </table:table-cell>
          <table:table-cell office:value-type="float" office:value="4230">
            <text:p>4230</text:p>
          </table:table-cell>
          <table:table-cell office:value-type="float" office:value="58.25">
            <text:p>58.25</text:p>
          </table:table-cell>
          <table:table-cell office:value-type="float" office:value="183.375">
            <text:p>183.375</text:p>
          </table:table-cell>
          <table:table-cell office:value-type="float" office:value="268.5">
            <text:p>268.5</text:p>
          </table:table-cell>
          <table:table-cell office:value-type="float" office:value="0.0477459016393443">
            <text:p>0.0477459016</text:p>
          </table:table-cell>
          <table:table-cell office:value-type="float" office:value="0.0768223711772099">
            <text:p>0.0768223712</text:p>
          </table:table-cell>
          <table:table-cell office:value-type="float" office:value="0.0634751773049645">
            <text:p>0.0634751773</text:p>
          </table:table-cell>
          <table:table-cell office:value-type="float" office:value="1.17157881113948">
            <text:p>1.1715788111</text:p>
          </table:table-cell>
          <table:table-cell office:value-type="float" office:value="1.28044558547828">
            <text:p>1.2804455855</text:p>
          </table:table-cell>
          <table:table-cell office:value-type="float" office:value="1.23006015290981">
            <text:p>1.2300601529</text:p>
          </table:table-cell>
          <table:table-cell office:value-type="float" office:value="14.8612969365073">
            <text:p>14.8612969365</text:p>
          </table:table-cell>
          <table:table-cell office:value-type="float" office:value="9.36502440940389">
            <text:p>9.3650244094</text:p>
          </table:table-cell>
          <table:table-cell office:value-type="float" office:value="11.2629913502632">
            <text:p>11.262991350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460">
            <text:p>1460</text:p>
          </table:table-cell>
          <table:table-cell office:value-type="float" office:value="2754">
            <text:p>2754</text:p>
          </table:table-cell>
          <table:table-cell office:value-type="float" office:value="5930">
            <text:p>5930</text:p>
          </table:table-cell>
          <table:table-cell office:value-type="float" office:value="110.25">
            <text:p>110.25</text:p>
          </table:table-cell>
          <table:table-cell office:value-type="float" office:value="108.125">
            <text:p>108.125</text:p>
          </table:table-cell>
          <table:table-cell office:value-type="float" office:value="182">
            <text:p>182</text:p>
          </table:table-cell>
          <table:table-cell office:value-type="float" office:value="0.075513698630137">
            <text:p>0.0755136986</text:p>
          </table:table-cell>
          <table:table-cell office:value-type="float" office:value="0.0392610748002905">
            <text:p>0.0392610748</text:p>
          </table:table-cell>
          <table:table-cell office:value-type="float" office:value="0.0306913996627319">
            <text:p>0.0306913997</text:p>
          </table:table-cell>
          <table:table-cell office:value-type="float" office:value="1.27547448981985">
            <text:p>1.2754744898</text:p>
          </table:table-cell>
          <table:table-cell office:value-type="float" office:value="1.14043496851019">
            <text:p>1.1404349685</text:p>
          </table:table-cell>
          <table:table-cell office:value-type="float" office:value="1.10926614436555">
            <text:p>1.1092661444</text:p>
          </table:table-cell>
          <table:table-cell office:value-type="float" office:value="9.52146087568666">
            <text:p>9.5214608757</text:p>
          </table:table-cell>
          <table:table-cell office:value-type="float" office:value="17.9991685086562">
            <text:p>17.9991685087</text:p>
          </table:table-cell>
          <table:table-cell office:value-type="float" office:value="22.9292383559898">
            <text:p>22.92923835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22">
            <text:p>1522</text:p>
          </table:table-cell>
          <table:table-cell office:value-type="float" office:value="2666">
            <text:p>2666</text:p>
          </table:table-cell>
          <table:table-cell office:value-type="float" office:value="4953">
            <text:p>4953</text:p>
          </table:table-cell>
          <table:table-cell office:value-type="float" office:value="48.5">
            <text:p>48.5</text:p>
          </table:table-cell>
          <table:table-cell office:value-type="float" office:value="142.5">
            <text:p>142.5</text:p>
          </table:table-cell>
          <table:table-cell office:value-type="float" office:value="299.375">
            <text:p>299.375</text:p>
          </table:table-cell>
          <table:table-cell office:value-type="float" office:value="0.0318659658344284">
            <text:p>0.0318659658</text:p>
          </table:table-cell>
          <table:table-cell office:value-type="float" office:value="0.0534508627156789">
            <text:p>0.0534508627</text:p>
          </table:table-cell>
          <table:table-cell office:value-type="float" office:value="0.0604431657581264">
            <text:p>0.0604431658</text:p>
          </table:table-cell>
          <table:table-cell office:value-type="float" office:value="1.11352114238648">
            <text:p>1.1135211424</text:p>
          </table:table-cell>
          <table:table-cell office:value-type="float" office:value="1.19267772916597">
            <text:p>1.1926777292</text:p>
          </table:table-cell>
          <table:table-cell office:value-type="float" office:value="1.2187116976757">
            <text:p>1.2187116977</text:p>
          </table:table-cell>
          <table:table-cell office:value-type="float" office:value="22.0967206327604">
            <text:p>22.0967206328</text:p>
          </table:table-cell>
          <table:table-cell office:value-type="float" office:value="13.3114984842089">
            <text:p>13.3114984842</text:p>
          </table:table-cell>
          <table:table-cell office:value-type="float" office:value="11.8109349956519">
            <text:p>11.810934995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93">
            <text:p>1693</text:p>
          </table:table-cell>
          <table:table-cell office:value-type="float" office:value="2956">
            <text:p>2956</text:p>
          </table:table-cell>
          <table:table-cell office:value-type="float" office:value="5809">
            <text:p>5809</text:p>
          </table:table-cell>
          <table:table-cell office:value-type="float" office:value="66.25">
            <text:p>66.25</text:p>
          </table:table-cell>
          <table:table-cell office:value-type="float" office:value="272.125">
            <text:p>272.125</text:p>
          </table:table-cell>
          <table:table-cell office:value-type="float" office:value="368.875">
            <text:p>368.875</text:p>
          </table:table-cell>
          <table:table-cell office:value-type="float" office:value="0.0391317188422918">
            <text:p>0.0391317188</text:p>
          </table:table-cell>
          <table:table-cell office:value-type="float" office:value="0.0920585250338295">
            <text:p>0.092058525</text:p>
          </table:table-cell>
          <table:table-cell office:value-type="float" office:value="0.0635006025133414">
            <text:p>0.0635006025</text:p>
          </table:table-cell>
          <table:table-cell office:value-type="float" office:value="1.13996234713034">
            <text:p>1.1399623471</text:p>
          </table:table-cell>
          <table:table-cell office:value-type="float" office:value="1.33881539079996">
            <text:p>1.3388153908</text:p>
          </table:table-cell>
          <table:table-cell office:value-type="float" office:value="1.23015546877503">
            <text:p>1.2301554688</text:p>
          </table:table-cell>
          <table:table-cell office:value-type="float" office:value="18.0575364380113">
            <text:p>18.057536438</text:p>
          </table:table-cell>
          <table:table-cell office:value-type="float" office:value="7.87090615172758">
            <text:p>7.8709061517</text:p>
          </table:table-cell>
          <table:table-cell office:value-type="float" office:value="11.2586176870937">
            <text:p>11.258617687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780">
            <text:p>1780</text:p>
          </table:table-cell>
          <table:table-cell office:value-type="float" office:value="3186">
            <text:p>3186</text:p>
          </table:table-cell>
          <table:table-cell office:value-type="float" office:value="6095">
            <text:p>6095</text:p>
          </table:table-cell>
          <table:table-cell office:value-type="float" office:value="80.25">
            <text:p>80.25</text:p>
          </table:table-cell>
          <table:table-cell office:value-type="float" office:value="240.25">
            <text:p>240.25</text:p>
          </table:table-cell>
          <table:table-cell office:value-type="float" office:value="436.875">
            <text:p>436.875</text:p>
          </table:table-cell>
          <table:table-cell office:value-type="float" office:value="0.0450842696629213">
            <text:p>0.0450842697</text:p>
          </table:table-cell>
          <table:table-cell office:value-type="float" office:value="0.0754080351537979">
            <text:p>0.0754080352</text:p>
          </table:table-cell>
          <table:table-cell office:value-type="float" office:value="0.0716776045939295">
            <text:p>0.0716776046</text:p>
          </table:table-cell>
          <table:table-cell office:value-type="float" office:value="1.16177882290746">
            <text:p>1.1617788229</text:p>
          </table:table-cell>
          <table:table-cell office:value-type="float" office:value="1.27507341169917">
            <text:p>1.2750734117</text:p>
          </table:table-cell>
          <table:table-cell office:value-type="float" office:value="1.26094146691939">
            <text:p>1.2609414669</text:p>
          </table:table-cell>
          <table:table-cell office:value-type="float" office:value="15.7185060189807">
            <text:p>15.718506019</text:p>
          </table:table-cell>
          <table:table-cell office:value-type="float" office:value="9.53432850438526">
            <text:p>9.5343285044</text:p>
          </table:table-cell>
          <table:table-cell office:value-type="float" office:value="10.0129205152364">
            <text:p>10.012920515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14">
            <text:p>1914</text:p>
          </table:table-cell>
          <table:table-cell office:value-type="float" office:value="3201">
            <text:p>3201</text:p>
          </table:table-cell>
          <table:table-cell office:value-type="float" office:value="5731">
            <text:p>5731</text:p>
          </table:table-cell>
          <table:table-cell office:value-type="float" office:value="86.375">
            <text:p>86.375</text:p>
          </table:table-cell>
          <table:table-cell office:value-type="float" office:value="145.125">
            <text:p>145.125</text:p>
          </table:table-cell>
          <table:table-cell office:value-type="float" office:value="379.25">
            <text:p>379.25</text:p>
          </table:table-cell>
          <table:table-cell office:value-type="float" office:value="0.0451280041797283">
            <text:p>0.0451280042</text:p>
          </table:table-cell>
          <table:table-cell office:value-type="float" office:value="0.0453373945641987">
            <text:p>0.0453373946</text:p>
          </table:table-cell>
          <table:table-cell office:value-type="float" office:value="0.0661751875763392">
            <text:p>0.0661751876</text:p>
          </table:table-cell>
          <table:table-cell office:value-type="float" office:value="1.16193962668109">
            <text:p>1.1619396267</text:p>
          </table:table-cell>
          <table:table-cell office:value-type="float" office:value="1.1627096204926">
            <text:p>1.1627096205</text:p>
          </table:table-cell>
          <table:table-cell office:value-type="float" office:value="1.24019630120068">
            <text:p>1.2401963012</text:p>
          </table:table-cell>
          <table:table-cell office:value-type="float" office:value="15.7036038641696">
            <text:p>15.7036038642</text:p>
          </table:table-cell>
          <table:table-cell office:value-type="float" office:value="15.6326542007657">
            <text:p>15.6326542008</text:p>
          </table:table-cell>
          <table:table-cell office:value-type="float" office:value="10.8172997103639">
            <text:p>10.817299710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985">
            <text:p>1985</text:p>
          </table:table-cell>
          <table:table-cell office:value-type="float" office:value="3425">
            <text:p>3425</text:p>
          </table:table-cell>
          <table:table-cell office:value-type="float" office:value="6186">
            <text:p>6186</text:p>
          </table:table-cell>
          <table:table-cell office:value-type="float" office:value="71.75">
            <text:p>71.75</text:p>
          </table:table-cell>
          <table:table-cell office:value-type="float" office:value="175.5">
            <text:p>175.5</text:p>
          </table:table-cell>
          <table:table-cell office:value-type="float" office:value="485.5">
            <text:p>485.5</text:p>
          </table:table-cell>
          <table:table-cell office:value-type="float" office:value="0.0361460957178841">
            <text:p>0.0361460957</text:p>
          </table:table-cell>
          <table:table-cell office:value-type="float" office:value="0.0512408759124088">
            <text:p>0.0512408759</text:p>
          </table:table-cell>
          <table:table-cell office:value-type="float" office:value="0.07848367280957">
            <text:p>0.0784836728</text:p>
          </table:table-cell>
          <table:table-cell office:value-type="float" office:value="1.12907215387446">
            <text:p>1.1290721539</text:p>
          </table:table-cell>
          <table:table-cell office:value-type="float" office:value="1.1844892953274">
            <text:p>1.1844892953</text:p>
          </table:table-cell>
          <table:table-cell office:value-type="float" office:value="1.28676584115295">
            <text:p>1.2867658412</text:p>
          </table:table-cell>
          <table:table-cell office:value-type="float" office:value="19.5207895485396">
            <text:p>19.5207895485</text:p>
          </table:table-cell>
          <table:table-cell office:value-type="float" office:value="13.8709185591694">
            <text:p>13.8709185592</text:p>
          </table:table-cell>
          <table:table-cell office:value-type="float" office:value="9.17394701657345">
            <text:p>9.173947016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72">
            <text:p>1772</text:p>
          </table:table-cell>
          <table:table-cell office:value-type="float" office:value="3450">
            <text:p>3450</text:p>
          </table:table-cell>
          <table:table-cell office:value-type="float" office:value="6430">
            <text:p>6430</text:p>
          </table:table-cell>
          <table:table-cell office:value-type="float" office:value="107.125">
            <text:p>107.125</text:p>
          </table:table-cell>
          <table:table-cell office:value-type="float" office:value="221.375">
            <text:p>221.375</text:p>
          </table:table-cell>
          <table:table-cell office:value-type="float" office:value="374.5">
            <text:p>374.5</text:p>
          </table:table-cell>
          <table:table-cell office:value-type="float" office:value="0.0604542889390519">
            <text:p>0.0604542889</text:p>
          </table:table-cell>
          <table:table-cell office:value-type="float" office:value="0.0641666666666667">
            <text:p>0.0641666667</text:p>
          </table:table-cell>
          <table:table-cell office:value-type="float" office:value="0.0582426127527216">
            <text:p>0.0582426128</text:p>
          </table:table-cell>
          <table:table-cell office:value-type="float" office:value="1.21875326454689">
            <text:p>1.2187532645</text:p>
          </table:table-cell>
          <table:table-cell office:value-type="float" office:value="1.23265336111111">
            <text:p>1.2326533611</text:p>
          </table:table-cell>
          <table:table-cell office:value-type="float" office:value="1.21049786043744">
            <text:p>1.2104978604</text:p>
          </table:table-cell>
          <table:table-cell office:value-type="float" office:value="11.8088244011184">
            <text:p>11.8088244011</text:p>
          </table:table-cell>
          <table:table-cell office:value-type="float" office:value="11.1452751928908">
            <text:p>11.1452751929</text:p>
          </table:table-cell>
          <table:table-cell office:value-type="float" office:value="12.244335563319">
            <text:p>12.244335563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67">
            <text:p>1967</text:p>
          </table:table-cell>
          <table:table-cell office:value-type="float" office:value="4008">
            <text:p>4008</text:p>
          </table:table-cell>
          <table:table-cell office:value-type="float" office:value="7450">
            <text:p>7450</text:p>
          </table:table-cell>
          <table:table-cell office:value-type="float" office:value="139.75">
            <text:p>139.75</text:p>
          </table:table-cell>
          <table:table-cell office:value-type="float" office:value="119.75">
            <text:p>119.75</text:p>
          </table:table-cell>
          <table:table-cell office:value-type="float" office:value="435.25">
            <text:p>435.25</text:p>
          </table:table-cell>
          <table:table-cell office:value-type="float" office:value="0.0710472801220132">
            <text:p>0.0710472801</text:p>
          </table:table-cell>
          <table:table-cell office:value-type="float" office:value="0.029877744510978">
            <text:p>0.0298777445</text:p>
          </table:table-cell>
          <table:table-cell office:value-type="float" office:value="0.0584228187919463">
            <text:p>0.0584228188</text:p>
          </table:table-cell>
          <table:table-cell office:value-type="float" office:value="1.25855900381201">
            <text:p>1.2585590038</text:p>
          </table:table-cell>
          <table:table-cell office:value-type="float" office:value="1.10632175783787">
            <text:p>1.1063217578</text:p>
          </table:table-cell>
          <table:table-cell office:value-type="float" office:value="1.21116978825278">
            <text:p>1.2111697883</text:p>
          </table:table-cell>
          <table:table-cell office:value-type="float" office:value="10.0987488412929">
            <text:p>10.0987488413</text:p>
          </table:table-cell>
          <table:table-cell office:value-type="float" office:value="23.5443211020181">
            <text:p>23.544321102</text:p>
          </table:table-cell>
          <table:table-cell office:value-type="float" office:value="12.2076168231429">
            <text:p>12.207616823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162">
            <text:p>2162</text:p>
          </table:table-cell>
          <table:table-cell office:value-type="float" office:value="4033">
            <text:p>4033</text:p>
          </table:table-cell>
          <table:table-cell office:value-type="float" office:value="8227">
            <text:p>8227</text:p>
          </table:table-cell>
          <table:table-cell office:value-type="float" office:value="109.25">
            <text:p>109.25</text:p>
          </table:table-cell>
          <table:table-cell office:value-type="float" office:value="177.125">
            <text:p>177.125</text:p>
          </table:table-cell>
          <table:table-cell office:value-type="float" office:value="320.875">
            <text:p>320.875</text:p>
          </table:table-cell>
          <table:table-cell office:value-type="float" office:value="0.050531914893617">
            <text:p>0.0505319149</text:p>
          </table:table-cell>
          <table:table-cell office:value-type="float" office:value="0.0439189189189189">
            <text:p>0.0439189189</text:p>
          </table:table-cell>
          <table:table-cell office:value-type="float" office:value="0.0390026741217941">
            <text:p>0.0390026741</text:p>
          </table:table-cell>
          <table:table-cell office:value-type="float" office:value="1.18186651199638">
            <text:p>1.181866512</text:p>
          </table:table-cell>
          <table:table-cell office:value-type="float" office:value="1.15749680423667">
            <text:p>1.1574968042</text:p>
          </table:table-cell>
          <table:table-cell office:value-type="float" office:value="1.13949092826004">
            <text:p>1.1394909283</text:p>
          </table:table-cell>
          <table:table-cell office:value-type="float" office:value="14.060744110062">
            <text:p>14.0607441101</text:p>
          </table:table-cell>
          <table:table-cell office:value-type="float" office:value="16.1265190505047">
            <text:p>16.1265190505</text:p>
          </table:table-cell>
          <table:table-cell office:value-type="float" office:value="18.1161496533455">
            <text:p>18.116149653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10">
            <text:p>2310</text:p>
          </table:table-cell>
          <table:table-cell office:value-type="float" office:value="4112">
            <text:p>4112</text:p>
          </table:table-cell>
          <table:table-cell office:value-type="float" office:value="8111">
            <text:p>8111</text:p>
          </table:table-cell>
          <table:table-cell office:value-type="float" office:value="190.25">
            <text:p>190.25</text:p>
          </table:table-cell>
          <table:table-cell office:value-type="float" office:value="211.875">
            <text:p>211.875</text:p>
          </table:table-cell>
          <table:table-cell office:value-type="float" office:value="277.75">
            <text:p>277.75</text:p>
          </table:table-cell>
          <table:table-cell office:value-type="float" office:value="0.0823593073593074">
            <text:p>0.0823593074</text:p>
          </table:table-cell>
          <table:table-cell office:value-type="float" office:value="0.0515260214007782">
            <text:p>0.0515260214</text:p>
          </table:table-cell>
          <table:table-cell office:value-type="float" office:value="0.0342436197756134">
            <text:p>0.0342436198</text:p>
          </table:table-cell>
          <table:table-cell office:value-type="float" office:value="1.30155236455464">
            <text:p>1.3015523646</text:p>
          </table:table-cell>
          <table:table-cell office:value-type="float" office:value="1.18554473943025">
            <text:p>1.1855447394</text:p>
          </table:table-cell>
          <table:table-cell office:value-type="float" office:value="1.12215101518551">
            <text:p>1.1221510152</text:p>
          </table:table-cell>
          <table:table-cell office:value-type="float" office:value="8.75813917126188">
            <text:p>8.7581391713</text:p>
          </table:table-cell>
          <table:table-cell office:value-type="float" office:value="13.7960430698469">
            <text:p>13.7960430698</text:p>
          </table:table-cell>
          <table:table-cell office:value-type="float" office:value="20.5862733288547">
            <text:p>20.586273328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2564">
            <text:p>2564</text:p>
          </table:table-cell>
          <table:table-cell office:value-type="float" office:value="4560">
            <text:p>4560</text:p>
          </table:table-cell>
          <table:table-cell office:value-type="float" office:value="9564">
            <text:p>9564</text:p>
          </table:table-cell>
          <table:table-cell office:value-type="float" office:value="197.75">
            <text:p>197.75</text:p>
          </table:table-cell>
          <table:table-cell office:value-type="float" office:value="265.75">
            <text:p>265.75</text:p>
          </table:table-cell>
          <table:table-cell office:value-type="float" office:value="424.625">
            <text:p>424.625</text:p>
          </table:table-cell>
          <table:table-cell office:value-type="float" office:value="0.0771255850234009">
            <text:p>0.077125585</text:p>
          </table:table-cell>
          <table:table-cell office:value-type="float" office:value="0.0582785087719298">
            <text:p>0.0582785088</text:p>
          </table:table-cell>
          <table:table-cell office:value-type="float" office:value="0.0443982643245504">
            <text:p>0.0443982643</text:p>
          </table:table-cell>
          <table:table-cell office:value-type="float" office:value="1.2815983250777">
            <text:p>1.2815983251</text:p>
          </table:table-cell>
          <table:table-cell office:value-type="float" office:value="1.21063169448773">
            <text:p>1.2106316945</text:p>
          </table:table-cell>
          <table:table-cell office:value-type="float" office:value="1.15925748865099">
            <text:p>1.1592574887</text:p>
          </table:table-cell>
          <table:table-cell office:value-type="float" office:value="9.32953593608764">
            <text:p>9.3295359361</text:p>
          </table:table-cell>
          <table:table-cell office:value-type="float" office:value="12.237003292171">
            <text:p>12.2370032922</text:p>
          </table:table-cell>
          <table:table-cell office:value-type="float" office:value="15.9560977125527">
            <text:p>15.956097712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2428">
            <text:p>2428</text:p>
          </table:table-cell>
          <table:table-cell office:value-type="float" office:value="5019">
            <text:p>5019</text:p>
          </table:table-cell>
          <table:table-cell office:value-type="float" office:value="8792">
            <text:p>8792</text:p>
          </table:table-cell>
          <table:table-cell office:value-type="float" office:value="205.25">
            <text:p>205.25</text:p>
          </table:table-cell>
          <table:table-cell office:value-type="float" office:value="149.5">
            <text:p>149.5</text:p>
          </table:table-cell>
          <table:table-cell office:value-type="float" office:value="243.125">
            <text:p>243.125</text:p>
          </table:table-cell>
          <table:table-cell office:value-type="float" office:value="0.0845345963756178">
            <text:p>0.0845345964</text:p>
          </table:table-cell>
          <table:table-cell office:value-type="float" office:value="0.0297868101215382">
            <text:p>0.0297868101</text:p>
          </table:table-cell>
          <table:table-cell office:value-type="float" office:value="0.0276529799818016">
            <text:p>0.02765298</text:p>
          </table:table-cell>
          <table:table-cell office:value-type="float" office:value="1.30987743936406">
            <text:p>1.3098774394</text:p>
          </table:table-cell>
          <table:table-cell office:value-type="float" office:value="1.10599285337753">
            <text:p>1.1059928534</text:p>
          </table:table-cell>
          <table:table-cell office:value-type="float" office:value="1.09828421704798">
            <text:p>1.098284217</text:p>
          </table:table-cell>
          <table:table-cell office:value-type="float" office:value="8.54145475104712">
            <text:p>8.541454751</text:p>
          </table:table-cell>
          <table:table-cell office:value-type="float" office:value="23.6151504238068">
            <text:p>23.6151504238</text:p>
          </table:table-cell>
          <table:table-cell office:value-type="float" office:value="25.4109106408439">
            <text:p>25.410910640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2571">
            <text:p>2571</text:p>
          </table:table-cell>
          <table:table-cell office:value-type="float" office:value="4953">
            <text:p>4953</text:p>
          </table:table-cell>
          <table:table-cell office:value-type="float" office:value="8000">
            <text:p>8000</text:p>
          </table:table-cell>
          <table:table-cell office:value-type="float" office:value="249.875">
            <text:p>249.875</text:p>
          </table:table-cell>
          <table:table-cell office:value-type="float" office:value="415.25">
            <text:p>415.25</text:p>
          </table:table-cell>
          <table:table-cell office:value-type="float" office:value="391.875">
            <text:p>391.875</text:p>
          </table:table-cell>
          <table:table-cell office:value-type="float" office:value="0.0971898094126799">
            <text:p>0.0971898094</text:p>
          </table:table-cell>
          <table:table-cell office:value-type="float" office:value="0.0838380779325661">
            <text:p>0.0838380779</text:p>
          </table:table-cell>
          <table:table-cell office:value-type="float" office:value="0.048984375">
            <text:p>0.048984375</text:p>
          </table:table-cell>
          <table:table-cell office:value-type="float" office:value="1.35867821668958">
            <text:p>1.3586782167</text:p>
          </table:table-cell>
          <table:table-cell office:value-type="float" office:value="1.30720976645438">
            <text:p>1.3072097665</text:p>
          </table:table-cell>
          <table:table-cell office:value-type="float" office:value="1.17614827172852">
            <text:p>1.1761482717</text:p>
          </table:table-cell>
          <table:table-cell office:value-type="float" office:value="7.47310833224988">
            <text:p>7.4731083322</text:p>
          </table:table-cell>
          <table:table-cell office:value-type="float" office:value="8.60961304665471">
            <text:p>8.6096130467</text:p>
          </table:table-cell>
          <table:table-cell office:value-type="float" office:value="14.4941844275097">
            <text:p>14.494184427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2970">
            <text:p>2970</text:p>
          </table:table-cell>
          <table:table-cell office:value-type="float" office:value="5359">
            <text:p>5359</text:p>
          </table:table-cell>
          <table:table-cell office:value-type="float" office:value="9720">
            <text:p>9720</text:p>
          </table:table-cell>
          <table:table-cell office:value-type="float" office:value="336.375">
            <text:p>336.375</text:p>
          </table:table-cell>
          <table:table-cell office:value-type="float" office:value="245.5">
            <text:p>245.5</text:p>
          </table:table-cell>
          <table:table-cell office:value-type="float" office:value="411.125">
            <text:p>411.125</text:p>
          </table:table-cell>
          <table:table-cell office:value-type="float" office:value="0.113257575757576">
            <text:p>0.1132575758</text:p>
          </table:table-cell>
          <table:table-cell office:value-type="float" office:value="0.0458107855943273">
            <text:p>0.0458107856</text:p>
          </table:table-cell>
          <table:table-cell office:value-type="float" office:value="0.0422968106995885">
            <text:p>0.0422968107</text:p>
          </table:table-cell>
          <table:table-cell office:value-type="float" office:value="1.42154298094582">
            <text:p>1.4215429809</text:p>
          </table:table-cell>
          <table:table-cell office:value-type="float" office:value="1.16445106061061">
            <text:p>1.1644510606</text:p>
          </table:table-cell>
          <table:table-cell office:value-type="float" office:value="1.15154531703146">
            <text:p>1.151545317</text:p>
          </table:table-cell>
          <table:table-cell office:value-type="float" office:value="6.46047294564321">
            <text:p>6.4604729456</text:p>
          </table:table-cell>
          <table:table-cell office:value-type="float" office:value="15.4746411110265">
            <text:p>15.474641111</text:p>
          </table:table-cell>
          <table:table-cell office:value-type="float" office:value="16.7318745108585">
            <text:p>16.731874510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3165">
            <text:p>3165</text:p>
          </table:table-cell>
          <table:table-cell office:value-type="float" office:value="5648">
            <text:p>5648</text:p>
          </table:table-cell>
          <table:table-cell office:value-type="float" office:value="9562">
            <text:p>9562</text:p>
          </table:table-cell>
          <table:table-cell office:value-type="float" office:value="242.5">
            <text:p>242.5</text:p>
          </table:table-cell>
          <table:table-cell office:value-type="float" office:value="275.75">
            <text:p>275.75</text:p>
          </table:table-cell>
          <table:table-cell office:value-type="float" office:value="212.125">
            <text:p>212.125</text:p>
          </table:table-cell>
          <table:table-cell office:value-type="float" office:value="0.0766192733017378">
            <text:p>0.0766192733</text:p>
          </table:table-cell>
          <table:table-cell office:value-type="float" office:value="0.0488225920679887">
            <text:p>0.0488225921</text:p>
          </table:table-cell>
          <table:table-cell office:value-type="float" office:value="0.0221841664923656">
            <text:p>0.0221841665</text:p>
          </table:table-cell>
          <table:table-cell office:value-type="float" office:value="1.279673662117">
            <text:p>1.2796736621</text:p>
          </table:table-cell>
          <table:table-cell office:value-type="float" office:value="1.17555101741059">
            <text:p>1.1755510174</text:p>
          </table:table-cell>
          <table:table-cell office:value-type="float" office:value="1.07860917171948">
            <text:p>1.0786091717</text:p>
          </table:table-cell>
          <table:table-cell office:value-type="float" office:value="9.38895221388164">
            <text:p>9.3889522139</text:p>
          </table:table-cell>
          <table:table-cell office:value-type="float" office:value="14.5410832845699">
            <text:p>14.5410832846</text:p>
          </table:table-cell>
          <table:table-cell office:value-type="float" office:value="31.5904368559721">
            <text:p>31.59043685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063">
            <text:p>3063</text:p>
          </table:table-cell>
          <table:table-cell office:value-type="float" office:value="5939">
            <text:p>5939</text:p>
          </table:table-cell>
          <table:table-cell office:value-type="float" office:value="9985">
            <text:p>9985</text:p>
          </table:table-cell>
          <table:table-cell office:value-type="float" office:value="207.25">
            <text:p>207.25</text:p>
          </table:table-cell>
          <table:table-cell office:value-type="float" office:value="211.875">
            <text:p>211.875</text:p>
          </table:table-cell>
          <table:table-cell office:value-type="float" office:value="477">
            <text:p>477</text:p>
          </table:table-cell>
          <table:table-cell office:value-type="float" office:value="0.0676624224616389">
            <text:p>0.0676624225</text:p>
          </table:table-cell>
          <table:table-cell office:value-type="float" office:value="0.035675197844755">
            <text:p>0.0356751978</text:p>
          </table:table-cell>
          <table:table-cell office:value-type="float" office:value="0.0477716574862293">
            <text:p>0.0477716575</text:p>
          </table:table-cell>
          <table:table-cell office:value-type="float" office:value="1.24579175730596">
            <text:p>1.2457917573</text:p>
          </table:table-cell>
          <table:table-cell office:value-type="float" office:value="1.12735772314952">
            <text:p>1.1273577231</text:p>
          </table:table-cell>
          <table:table-cell office:value-type="float" office:value="1.17167377846941">
            <text:p>1.1716737785</text:p>
          </table:table-cell>
          <table:table-cell office:value-type="float" office:value="10.5869890036387">
            <text:p>10.5869890036</text:p>
          </table:table-cell>
          <table:table-cell office:value-type="float" office:value="19.773934605562">
            <text:p>19.7739346056</text:p>
          </table:table-cell>
          <table:table-cell office:value-type="float" office:value="14.853468524815">
            <text:p>14.853468524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44">
            <text:p>3544</text:p>
          </table:table-cell>
          <table:table-cell office:value-type="float" office:value="6160">
            <text:p>6160</text:p>
          </table:table-cell>
          <table:table-cell office:value-type="float" office:value="10663">
            <text:p>10663</text:p>
          </table:table-cell>
          <table:table-cell office:value-type="float" office:value="205.625">
            <text:p>205.625</text:p>
          </table:table-cell>
          <table:table-cell office:value-type="float" office:value="423.5">
            <text:p>423.5</text:p>
          </table:table-cell>
          <table:table-cell office:value-type="float" office:value="722">
            <text:p>722</text:p>
          </table:table-cell>
          <table:table-cell office:value-type="float" office:value="0.0580205981941309">
            <text:p>0.0580205982</text:p>
          </table:table-cell>
          <table:table-cell office:value-type="float" office:value="0.06875">
            <text:p>0.06875</text:p>
          </table:table-cell>
          <table:table-cell office:value-type="float" office:value="0.0677107755791053">
            <text:p>0.0677107756</text:p>
          </table:table-cell>
          <table:table-cell office:value-type="float" office:value="1.20967021771648">
            <text:p>1.2096702177</text:p>
          </table:table-cell>
          <table:table-cell office:value-type="float" office:value="1.2498890625">
            <text:p>1.2498890625</text:p>
          </table:table-cell>
          <table:table-cell office:value-type="float" office:value="1.24597382282074">
            <text:p>1.2459738228</text:p>
          </table:table-cell>
          <table:table-cell office:value-type="float" office:value="12.2898867201839">
            <text:p>12.2898867202</text:p>
          </table:table-cell>
          <table:table-cell office:value-type="float" office:value="10.4248740833175">
            <text:p>10.4248740833</text:p>
          </table:table-cell>
          <table:table-cell office:value-type="float" office:value="10.5796708782516">
            <text:p>10.579670878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323">
            <text:p>4323</text:p>
          </table:table-cell>
          <table:table-cell office:value-type="float" office:value="6637">
            <text:p>6637</text:p>
          </table:table-cell>
          <table:table-cell office:value-type="float" office:value="12231">
            <text:p>12231</text:p>
          </table:table-cell>
          <table:table-cell office:value-type="float" office:value="253.75">
            <text:p>253.75</text:p>
          </table:table-cell>
          <table:table-cell office:value-type="float" office:value="294.75">
            <text:p>294.75</text:p>
          </table:table-cell>
          <table:table-cell office:value-type="float" office:value="767.5">
            <text:p>767.5</text:p>
          </table:table-cell>
          <table:table-cell office:value-type="float" office:value="0.0586976636594957">
            <text:p>0.0586976637</text:p>
          </table:table-cell>
          <table:table-cell office:value-type="float" office:value="0.0444101250565014">
            <text:p>0.0444101251</text:p>
          </table:table-cell>
          <table:table-cell office:value-type="float" office:value="0.0627503883574524">
            <text:p>0.0627503884</text:p>
          </table:table-cell>
          <table:table-cell office:value-type="float" office:value="1.21219483761764">
            <text:p>1.2121948376</text:p>
          </table:table-cell>
          <table:table-cell office:value-type="float" office:value="1.15930106574452">
            <text:p>1.1593010657</text:p>
          </table:table-cell>
          <table:table-cell office:value-type="float" office:value="1.22734407727955">
            <text:p>1.2273440773</text:p>
          </table:table-cell>
          <table:table-cell office:value-type="float" office:value="12.1520485399549">
            <text:p>12.15204854</text:p>
          </table:table-cell>
          <table:table-cell office:value-type="float" office:value="15.9519275087766">
            <text:p>15.9519275088</text:p>
          </table:table-cell>
          <table:table-cell office:value-type="float" office:value="11.3891602253808">
            <text:p>11.389160225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892">
            <text:p>3892</text:p>
          </table:table-cell>
          <table:table-cell office:value-type="float" office:value="6519">
            <text:p>6519</text:p>
          </table:table-cell>
          <table:table-cell office:value-type="float" office:value="11987">
            <text:p>11987</text:p>
          </table:table-cell>
          <table:table-cell office:value-type="float" office:value="194.5">
            <text:p>194.5</text:p>
          </table:table-cell>
          <table:table-cell office:value-type="float" office:value="521">
            <text:p>521</text:p>
          </table:table-cell>
          <table:table-cell office:value-type="float" office:value="868">
            <text:p>868</text:p>
          </table:table-cell>
          <table:table-cell office:value-type="float" office:value="0.0499743062692703">
            <text:p>0.0499743063</text:p>
          </table:table-cell>
          <table:table-cell office:value-type="float" office:value="0.0799202331645958">
            <text:p>0.0799202332</text:p>
          </table:table-cell>
          <table:table-cell office:value-type="float" office:value="0.0724117794277134">
            <text:p>0.0724117794</text:p>
          </table:table-cell>
          <table:table-cell office:value-type="float" office:value="1.17980503726515">
            <text:p>1.1798050373</text:p>
          </table:table-cell>
          <table:table-cell office:value-type="float" office:value="1.29223981366749">
            <text:p>1.2922398137</text:p>
          </table:table-cell>
          <table:table-cell office:value-type="float" office:value="1.26371842096478">
            <text:p>1.263718421</text:p>
          </table:table-cell>
          <table:table-cell office:value-type="float" office:value="14.21382797363">
            <text:p>14.2138279736</text:p>
          </table:table-cell>
          <table:table-cell office:value-type="float" office:value="9.01512031665832">
            <text:p>9.0151203167</text:p>
          </table:table-cell>
          <table:table-cell office:value-type="float" office:value="9.91483443178946">
            <text:p>9.914834431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955">
            <text:p>3955</text:p>
          </table:table-cell>
          <table:table-cell office:value-type="float" office:value="7257">
            <text:p>7257</text:p>
          </table:table-cell>
          <table:table-cell office:value-type="float" office:value="12570">
            <text:p>12570</text:p>
          </table:table-cell>
          <table:table-cell office:value-type="float" office:value="230.5">
            <text:p>230.5</text:p>
          </table:table-cell>
          <table:table-cell office:value-type="float" office:value="540">
            <text:p>540</text:p>
          </table:table-cell>
          <table:table-cell office:value-type="float" office:value="918.875">
            <text:p>918.875</text:p>
          </table:table-cell>
          <table:table-cell office:value-type="float" office:value="0.0582806573957016">
            <text:p>0.0582806574</text:p>
          </table:table-cell>
          <table:table-cell office:value-type="float" office:value="0.0744109136006614">
            <text:p>0.0744109136</text:p>
          </table:table-cell>
          <table:table-cell office:value-type="float" office:value="0.0731006364359586">
            <text:p>0.0731006364</text:p>
          </table:table-cell>
          <table:table-cell office:value-type="float" office:value="1.21063970553685">
            <text:p>1.2106397055</text:p>
          </table:table-cell>
          <table:table-cell office:value-type="float" office:value="1.27129068636557">
            <text:p>1.2712906864</text:p>
          </table:table-cell>
          <table:table-cell office:value-type="float" office:value="1.26632588549865">
            <text:p>1.2663258855</text:p>
          </table:table-cell>
          <table:table-cell office:value-type="float" office:value="12.2365646917086">
            <text:p>12.2365646917</text:p>
          </table:table-cell>
          <table:table-cell office:value-type="float" office:value="9.65755614580434">
            <text:p>9.6575561458</text:p>
          </table:table-cell>
          <table:table-cell office:value-type="float" office:value="9.82459368858784">
            <text:p>9.824593688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4524">
            <text:p>4524</text:p>
          </table:table-cell>
          <table:table-cell office:value-type="float" office:value="7928">
            <text:p>7928</text:p>
          </table:table-cell>
          <table:table-cell office:value-type="float" office:value="15394">
            <text:p>15394</text:p>
          </table:table-cell>
          <table:table-cell office:value-type="float" office:value="198">
            <text:p>198</text:p>
          </table:table-cell>
          <table:table-cell office:value-type="float" office:value="596">
            <text:p>596</text:p>
          </table:table-cell>
          <table:table-cell office:value-type="float" office:value="778">
            <text:p>778</text:p>
          </table:table-cell>
          <table:table-cell office:value-type="float" office:value="0.0437665782493369">
            <text:p>0.0437665782</text:p>
          </table:table-cell>
          <table:table-cell office:value-type="float" office:value="0.0751765893037336">
            <text:p>0.0751765893</text:p>
          </table:table-cell>
          <table:table-cell office:value-type="float" office:value="0.0505391711056256">
            <text:p>0.0505391711</text:p>
          </table:table-cell>
          <table:table-cell office:value-type="float" office:value="1.15693743008112">
            <text:p>1.1569374301</text:p>
          </table:table-cell>
          <table:table-cell office:value-type="float" office:value="1.27419504093858">
            <text:p>1.2741950409</text:p>
          </table:table-cell>
          <table:table-cell office:value-type="float" office:value="1.18189334618914">
            <text:p>1.1818933462</text:p>
          </table:table-cell>
          <table:table-cell office:value-type="float" office:value="16.1814622212615">
            <text:p>16.1814622213</text:p>
          </table:table-cell>
          <table:table-cell office:value-type="float" office:value="9.5626401636685">
            <text:p>9.5626401637</text:p>
          </table:table-cell>
          <table:table-cell office:value-type="float" office:value="14.0587742765831">
            <text:p>14.058774276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4834">
            <text:p>4834</text:p>
          </table:table-cell>
          <table:table-cell office:value-type="float" office:value="8260">
            <text:p>8260</text:p>
          </table:table-cell>
          <table:table-cell office:value-type="float" office:value="14899">
            <text:p>14899</text:p>
          </table:table-cell>
          <table:table-cell office:value-type="float" office:value="190.125">
            <text:p>190.125</text:p>
          </table:table-cell>
          <table:table-cell office:value-type="float" office:value="299">
            <text:p>299</text:p>
          </table:table-cell>
          <table:table-cell office:value-type="float" office:value="535.875">
            <text:p>535.875</text:p>
          </table:table-cell>
          <table:table-cell office:value-type="float" office:value="0.0393307819611088">
            <text:p>0.039330782</text:p>
          </table:table-cell>
          <table:table-cell office:value-type="float" office:value="0.0361985472154964">
            <text:p>0.0361985472</text:p>
          </table:table-cell>
          <table:table-cell office:value-type="float" office:value="0.0359671790053024">
            <text:p>0.035967179</text:p>
          </table:table-cell>
          <table:table-cell office:value-type="float" office:value="1.14068968126684">
            <text:p>1.1406896813</text:p>
          </table:table-cell>
          <table:table-cell office:value-type="float" office:value="1.12926317150244">
            <text:p>1.1292631715</text:p>
          </table:table-cell>
          <table:table-cell office:value-type="float" office:value="1.12842065693113">
            <text:p>1.1284206569</text:p>
          </table:table-cell>
          <table:table-cell office:value-type="float" office:value="17.9678744527052">
            <text:p>17.9678744527</text:p>
          </table:table-cell>
          <table:table-cell office:value-type="float" office:value="19.4930003184892">
            <text:p>19.4930003185</text:p>
          </table:table-cell>
          <table:table-cell office:value-type="float" office:value="19.6161907861568">
            <text:p>19.616190786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4525">
            <text:p>4525</text:p>
          </table:table-cell>
          <table:table-cell office:value-type="float" office:value="8310">
            <text:p>8310</text:p>
          </table:table-cell>
          <table:table-cell office:value-type="float" office:value="16504">
            <text:p>16504</text:p>
          </table:table-cell>
          <table:table-cell office:value-type="float" office:value="192.75">
            <text:p>192.75</text:p>
          </table:table-cell>
          <table:table-cell office:value-type="float" office:value="648.375">
            <text:p>648.375</text:p>
          </table:table-cell>
          <table:table-cell office:value-type="float" office:value="530.375">
            <text:p>530.375</text:p>
          </table:table-cell>
          <table:table-cell office:value-type="float" office:value="0.0425966850828729">
            <text:p>0.0425966851</text:p>
          </table:table-cell>
          <table:table-cell office:value-type="float" office:value="0.0780234657039711">
            <text:p>0.0780234657</text:p>
          </table:table-cell>
          <table:table-cell office:value-type="float" office:value="0.0321361488124091">
            <text:p>0.0321361488</text:p>
          </table:table-cell>
          <table:table-cell office:value-type="float" office:value="1.15264477384695">
            <text:p>1.1526447738</text:p>
          </table:table-cell>
          <table:table-cell office:value-type="float" office:value="1.2850139459168">
            <text:p>1.2850139459</text:p>
          </table:table-cell>
          <table:table-cell office:value-type="float" office:value="1.114500675682">
            <text:p>1.1145006757</text:p>
          </table:table-cell>
          <table:table-cell office:value-type="float" office:value="16.6164909480459">
            <text:p>16.616490948</text:p>
          </table:table-cell>
          <table:table-cell office:value-type="float" office:value="9.22606404598784">
            <text:p>9.226064046</text:p>
          </table:table-cell>
          <table:table-cell office:value-type="float" office:value="21.9138270622846">
            <text:p>21.913827062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5080">
            <text:p>5080</text:p>
          </table:table-cell>
          <table:table-cell office:value-type="float" office:value="9160">
            <text:p>9160</text:p>
          </table:table-cell>
          <table:table-cell office:value-type="float" office:value="18047">
            <text:p>18047</text:p>
          </table:table-cell>
          <table:table-cell office:value-type="float" office:value="239.375">
            <text:p>239.375</text:p>
          </table:table-cell>
          <table:table-cell office:value-type="float" office:value="735.625">
            <text:p>735.625</text:p>
          </table:table-cell>
          <table:table-cell office:value-type="float" office:value="93.125">
            <text:p>93.125</text:p>
          </table:table-cell>
          <table:table-cell office:value-type="float" office:value="0.047121062992126">
            <text:p>0.047121063</text:p>
          </table:table-cell>
          <table:table-cell office:value-type="float" office:value="0.0803084061135371">
            <text:p>0.0803084061</text:p>
          </table:table-cell>
          <table:table-cell office:value-type="float" office:value="0.0051601374189616">
            <text:p>0.0051601374</text:p>
          </table:table-cell>
          <table:table-cell office:value-type="float" office:value="1.16927569384436">
            <text:p>1.1692756938</text:p>
          </table:table-cell>
          <table:table-cell office:value-type="float" office:value="1.29372032397867">
            <text:p>1.293720324</text:p>
          </table:table-cell>
          <table:table-cell office:value-type="float" office:value="1.018112669922">
            <text:p>1.0181126699</text:p>
          </table:table-cell>
          <table:table-cell office:value-type="float" office:value="15.0538364580066">
            <text:p>15.053836458</text:p>
          </table:table-cell>
          <table:table-cell office:value-type="float" office:value="8.97317843428654">
            <text:p>8.9731784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732">
            <text:p>5732</text:p>
          </table:table-cell>
          <table:table-cell office:value-type="float" office:value="9718">
            <text:p>9718</text:p>
          </table:table-cell>
          <table:table-cell office:value-type="float" office:value="16449">
            <text:p>16449</text:p>
          </table:table-cell>
          <table:table-cell office:value-type="float" office:value="336.375">
            <text:p>336.375</text:p>
          </table:table-cell>
          <table:table-cell office:value-type="float" office:value="440.125">
            <text:p>440.125</text:p>
          </table:table-cell>
          <table:table-cell office:value-type="float" office:value="-251.75">
            <text:p>-251.75</text:p>
          </table:table-cell>
          <table:table-cell office:value-type="float" office:value="0.05868370551291">
            <text:p>0.0586837055</text:p>
          </table:table-cell>
          <table:table-cell office:value-type="float" office:value="0.0452896686561021">
            <text:p>0.0452896687</text:p>
          </table:table-cell>
          <table:table-cell office:value-type="float" office:value="-0.0153048817557298">
            <text:p>-0.0153048818</text:p>
          </table:table-cell>
          <table:table-cell office:value-type="float" office:value="1.21214277278893">
            <text:p>1.2121427728</text:p>
          </table:table-cell>
          <table:table-cell office:value-type="float" office:value="1.16253410230684">
            <text:p>1.1625341023</text:p>
          </table:table-cell>
          <table:table-cell office:value-type="float" office:value="0.946892023089837">
            <text:p>0.9468920231</text:p>
          </table:table-cell>
          <table:table-cell office:value-type="float" office:value="12.1548580629401">
            <text:p>12.1548580629</text:p>
          </table:table-cell>
          <table:table-cell office:value-type="float" office:value="15.6487678919976">
            <text:p>15.64876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642">
            <text:p>5642</text:p>
          </table:table-cell>
          <table:table-cell office:value-type="float" office:value="9920">
            <text:p>9920</text:p>
          </table:table-cell>
          <table:table-cell office:value-type="float" office:value="14519">
            <text:p>14519</text:p>
          </table:table-cell>
          <table:table-cell office:value-type="float" office:value="320.25">
            <text:p>320.25</text:p>
          </table:table-cell>
          <table:table-cell office:value-type="float" office:value="611.625">
            <text:p>611.625</text:p>
          </table:table-cell>
          <table:table-cell office:value-type="float" office:value="-498.375">
            <text:p>-498.375</text:p>
          </table:table-cell>
          <table:table-cell office:value-type="float" office:value="0.0567617866004963">
            <text:p>0.0567617866</text:p>
          </table:table-cell>
          <table:table-cell office:value-type="float" office:value="0.0616557459677419">
            <text:p>0.061655746</text:p>
          </table:table-cell>
          <table:table-cell office:value-type="float" office:value="-0.0343257111371307">
            <text:p>-0.0343257111</text:p>
          </table:table-cell>
          <table:table-cell office:value-type="float" office:value="1.20498117792117">
            <text:p>1.2049811779</text:p>
          </table:table-cell>
          <table:table-cell office:value-type="float" office:value="1.22324591566834">
            <text:p>1.2232459157</text:p>
          </table:table-cell>
          <table:table-cell office:value-type="float" office:value="0.882169389732379">
            <text:p>0.8821693897</text:p>
          </table:table-cell>
          <table:table-cell office:value-type="float" office:value="12.5548957215346">
            <text:p>12.5548957215</text:p>
          </table:table-cell>
          <table:table-cell office:value-type="float" office:value="11.5853333573539">
            <text:p>11.5853333574</text:p>
          </table:table-cell>
          <table:table-cell office:value-type="float" office:value="-19.8446447368586">
            <text:p>-19.844644736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936">
            <text:p>5936</text:p>
          </table:table-cell>
          <table:table-cell office:value-type="float" office:value="9870">
            <text:p>9870</text:p>
          </table:table-cell>
          <table:table-cell office:value-type="float" office:value="15769">
            <text:p>15769</text:p>
          </table:table-cell>
          <table:table-cell office:value-type="float" office:value="488.75">
            <text:p>488.75</text:p>
          </table:table-cell>
          <table:table-cell office:value-type="float" office:value="-578.25">
            <text:p>-578.25</text:p>
          </table:table-cell>
          <table:table-cell office:value-type="float" office:value="163.125">
            <text:p>163.125</text:p>
          </table:table-cell>
          <table:table-cell office:value-type="float" office:value="0.082336590296496">
            <text:p>0.0823365903</text:p>
          </table:table-cell>
          <table:table-cell office:value-type="float" office:value="-0.0585866261398176">
            <text:p>-0.0585866261</text:p>
          </table:table-cell>
          <table:table-cell office:value-type="float" office:value="0.0103446635804426">
            <text:p>0.0103446636</text:p>
          </table:table-cell>
          <table:table-cell office:value-type="float" office:value="1.30146552167698">
            <text:p>1.3014655217</text:p>
          </table:table-cell>
          <table:table-cell office:value-type="float" office:value="0.801674298325034">
            <text:p>0.8016742983</text:p>
          </table:table-cell>
          <table:table-cell office:value-type="float" office:value="1.03641606617815">
            <text:p>1.0364160662</text:p>
          </table:table-cell>
          <table:table-cell office:value-type="float" office:value="8.76046243595886">
            <text:p>8.760462436</text:p>
          </table:table-cell>
          <table:table-cell office:value-type="float" office:value="-11.4810896628534">
            <text:p>-11.48108966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6503">
            <text:p>6503</text:p>
          </table:table-cell>
          <table:table-cell office:value-type="float" office:value="10200">
            <text:p>10200</text:p>
          </table:table-cell>
          <table:table-cell office:value-type="float" office:value="17223">
            <text:p>17223</text:p>
          </table:table-cell>
          <table:table-cell office:value-type="float" office:value="505.75">
            <text:p>505.75</text:p>
          </table:table-cell>
          <table:table-cell office:value-type="float" office:value="-23.5">
            <text:p>-23.5</text:p>
          </table:table-cell>
          <table:table-cell office:value-type="float" office:value="-137.25">
            <text:p>-137.25</text:p>
          </table:table-cell>
          <table:table-cell office:value-type="float" office:value="0.0777717976318622">
            <text:p>0.0777717976</text:p>
          </table:table-cell>
          <table:table-cell office:value-type="float" office:value="-0.00230392156862745">
            <text:p>-0.0023039216</text:p>
          </table:table-cell>
          <table:table-cell office:value-type="float" office:value="-0.00796899494861522">
            <text:p>-0.0079689949</text:p>
          </table:table-cell>
          <table:table-cell office:value-type="float" office:value="1.28405625862502">
            <text:p>1.2840562586</text:p>
          </table:table-cell>
          <table:table-cell office:value-type="float" office:value="0.991946678296809">
            <text:p>0.9919466783</text:p>
          </table:table-cell>
          <table:table-cell office:value-type="float" office:value="0.972232987245609">
            <text:p>0.9722329872</text:p>
          </table:table-cell>
          <table:table-cell office:value-type="float" office:value="9.25482543406022">
            <text:p>9.25482543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136">
            <text:p>136</text:p>
          </table:table-cell>
          <table:table-cell office:value-type="float" office:value="5655">
            <text:p>5655</text:p>
          </table:table-cell>
          <table:table-cell office:value-type="float" office:value="9840">
            <text:p>9840</text:p>
          </table:table-cell>
          <table:table-cell office:value-type="float" office:value="15987">
            <text:p>15987</text:p>
          </table:table-cell>
          <table:table-cell office:value-type="float" office:value="-441.375">
            <text:p>-441.375</text:p>
          </table:table-cell>
          <table:table-cell office:value-type="float" office:value="457.625">
            <text:p>457.625</text:p>
          </table:table-cell>
          <table:table-cell office:value-type="float" office:value="183.25">
            <text:p>183.25</text:p>
          </table:table-cell>
          <table:table-cell office:value-type="float" office:value="-0.0780503978779841">
            <text:p>-0.0780503979</text:p>
          </table:table-cell>
          <table:table-cell office:value-type="float" office:value="0.0465066056910569">
            <text:p>0.0465066057</text:p>
          </table:table-cell>
          <table:table-cell office:value-type="float" office:value="0.0114624382310627">
            <text:p>0.0114624382</text:p>
          </table:table-cell>
          <table:table-cell office:value-type="float" office:value="0.738763662060523">
            <text:p>0.7387636621</text:p>
          </table:table-cell>
          <table:table-cell office:value-type="float" office:value="1.16701233408959">
            <text:p>1.1670123341</text:p>
          </table:table-cell>
          <table:table-cell office:value-type="float" office:value="1.04037605328951">
            <text:p>1.0403760533</text:p>
          </table:table-cell>
          <table:table-cell office:value-type="float" office:value="-8.52949710860916">
            <text:p>-8.5294971086</text:p>
          </table:table-cell>
          <table:table-cell office:value-type="float" office:value="15.2482216585804">
            <text:p>15.2482216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5889">
            <text:p>5889</text:p>
          </table:table-cell>
          <table:table-cell office:value-type="float" office:value="10148">
            <text:p>10148</text:p>
          </table:table-cell>
          <table:table-cell office:value-type="float" office:value="16483">
            <text:p>16483</text:p>
          </table:table-cell>
          <table:table-cell office:value-type="float" office:value="-245.625">
            <text:p>-245.625</text:p>
          </table:table-cell>
          <table:table-cell office:value-type="float" office:value="297.25">
            <text:p>297.25</text:p>
          </table:table-cell>
          <table:table-cell office:value-type="float" office:value="770.625">
            <text:p>770.625</text:p>
          </table:table-cell>
          <table:table-cell office:value-type="float" office:value="-0.0417091186958737">
            <text:p>-0.0417091187</text:p>
          </table:table-cell>
          <table:table-cell office:value-type="float" office:value="0.029291486007095">
            <text:p>0.029291486</text:p>
          </table:table-cell>
          <table:table-cell office:value-type="float" office:value="0.0467527149184008">
            <text:p>0.0467527149</text:p>
          </table:table-cell>
          <table:table-cell office:value-type="float" office:value="0.85742779970592">
            <text:p>0.8574277997</text:p>
          </table:table-cell>
          <table:table-cell office:value-type="float" office:value="1.10420186368374">
            <text:p>1.1042018637</text:p>
          </table:table-cell>
          <table:table-cell office:value-type="float" office:value="1.1679187022648">
            <text:p>1.1679187023</text:p>
          </table:table-cell>
          <table:table-cell office:value-type="float" office:value="-16.2695660795518">
            <text:p>-16.2695660796</text:p>
          </table:table-cell>
          <table:table-cell office:value-type="float" office:value="24.0086825568426">
            <text:p>24.0086825568</text:p>
          </table:table-cell>
          <table:table-cell office:value-type="float" office:value="15.1697510447292">
            <text:p>15.169751044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5148">
            <text:p>5148</text:p>
          </table:table-cell>
          <table:table-cell office:value-type="float" office:value="9990">
            <text:p>9990</text:p>
          </table:table-cell>
          <table:table-cell office:value-type="float" office:value="17649">
            <text:p>17649</text:p>
          </table:table-cell>
          <table:table-cell office:value-type="float" office:value="-146.25">
            <text:p>-146.25</text:p>
          </table:table-cell>
          <table:table-cell office:value-type="float" office:value="-43.5">
            <text:p>-43.5</text:p>
          </table:table-cell>
          <table:table-cell office:value-type="float" office:value="662.5">
            <text:p>662.5</text:p>
          </table:table-cell>
          <table:table-cell office:value-type="float" office:value="-0.0284090909090909">
            <text:p>-0.0284090909</text:p>
          </table:table-cell>
          <table:table-cell office:value-type="float" office:value="-0.00435435435435435">
            <text:p>-0.0043543544</text:p>
          </table:table-cell>
          <table:table-cell office:value-type="float" office:value="0.0375375375375375">
            <text:p>0.0375375375</text:p>
          </table:table-cell>
          <table:table-cell office:value-type="float" office:value="0.902150051652893">
            <text:p>0.9021500517</text:p>
          </table:table-cell>
          <table:table-cell office:value-type="float" office:value="0.984796922147373">
            <text:p>0.9847969221</text:p>
          </table:table-cell>
          <table:table-cell office:value-type="float" office:value="1.13414315216117">
            <text:p>1.1341431522</text:p>
          </table:table-cell>
          <table:table-cell office:value-type="float" office:value="-24.0505424546661">
            <text:p>-24.0505424547</text:p>
          </table:table-cell>
          <table:table-cell office:value-type="float" office:value="0">
            <text:p>0</text:p>
          </table:table-cell>
          <table:table-cell office:value-type="float" office:value="18.8098859802514">
            <text:p>18.809885980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4719">
            <text:p>4719</text:p>
          </table:table-cell>
          <table:table-cell office:value-type="float" office:value="11115">
            <text:p>11115</text:p>
          </table:table-cell>
          <table:table-cell office:value-type="float" office:value="18020">
            <text:p>18020</text:p>
          </table:table-cell>
          <table:table-cell office:value-type="float" office:value="92.625">
            <text:p>92.625</text:p>
          </table:table-cell>
          <table:table-cell office:value-type="float" office:value="-32.25">
            <text:p>-32.25</text:p>
          </table:table-cell>
          <table:table-cell office:value-type="float" office:value="973.875">
            <text:p>973.875</text:p>
          </table:table-cell>
          <table:table-cell office:value-type="float" office:value="0.0196280991735537">
            <text:p>0.0196280992</text:p>
          </table:table-cell>
          <table:table-cell office:value-type="float" office:value="-0.00290148448043185">
            <text:p>-0.0029014845</text:p>
          </table:table-cell>
          <table:table-cell office:value-type="float" office:value="0.0540441176470588">
            <text:p>0.0540441176</text:p>
          </table:table-cell>
          <table:table-cell office:value-type="float" office:value="1.06945346117069">
            <text:p>1.0694534612</text:p>
          </table:table-cell>
          <table:table-cell office:value-type="float" office:value="0.989861304798381">
            <text:p>0.9898613048</text:p>
          </table:table-cell>
          <table:table-cell office:value-type="float" office:value="1.19487911440311">
            <text:p>1.1948791144</text:p>
          </table:table-cell>
          <table:table-cell table:number-columns-repeated="2" office:value-type="float" office:value="0">
            <text:p>0</text:p>
          </table:table-cell>
          <table:table-cell office:value-type="float" office:value="13.1691139377112">
            <text:p>13.169113937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83">
            <text:p>283</text:p>
          </table:table-cell>
          <table:table-cell office:value-type="float" office:value="6201">
            <text:p>6201</text:p>
          </table:table-cell>
          <table:table-cell office:value-type="float" office:value="11196">
            <text:p>11196</text:p>
          </table:table-cell>
          <table:table-cell office:value-type="float" office:value="19239">
            <text:p>19239</text:p>
          </table:table-cell>
          <table:table-cell office:value-type="float" office:value="321.75">
            <text:p>321.75</text:p>
          </table:table-cell>
          <table:table-cell office:value-type="float" office:value="238.25">
            <text:p>238.25</text:p>
          </table:table-cell>
          <table:table-cell office:value-type="float" office:value="1185.875">
            <text:p>1185.875</text:p>
          </table:table-cell>
          <table:table-cell office:value-type="float" office:value="0.0518867924528302">
            <text:p>0.0518867925</text:p>
          </table:table-cell>
          <table:table-cell office:value-type="float" office:value="0.0212799214005002">
            <text:p>0.0212799214</text:p>
          </table:table-cell>
          <table:table-cell office:value-type="float" office:value="0.0616391184573003">
            <text:p>0.0616391185</text:p>
          </table:table-cell>
          <table:table-cell office:value-type="float" office:value="1.18688056247775">
            <text:p>1.1868805625</text:p>
          </table:table-cell>
          <table:table-cell office:value-type="float" office:value="1.07536728160918">
            <text:p>1.0753672816</text:p>
          </table:table-cell>
          <table:table-cell office:value-type="float" office:value="1.22318370121197">
            <text:p>1.2231837012</text:p>
          </table:table-cell>
          <table:table-cell office:value-type="float" office:value="13.7024883528063">
            <text:p>13.7024883528</text:p>
          </table:table-cell>
          <table:table-cell office:value-type="float" office:value="32.9181834824705">
            <text:p>32.9181834825</text:p>
          </table:table-cell>
          <table:table-cell office:value-type="float" office:value="11.5883669148227">
            <text:p>11.588366914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6747">
            <text:p>6747</text:p>
          </table:table-cell>
          <table:table-cell office:value-type="float" office:value="11802">
            <text:p>11802</text:p>
          </table:table-cell>
          <table:table-cell office:value-type="float" office:value="21033">
            <text:p>21033</text:p>
          </table:table-cell>
          <table:table-cell office:value-type="float" office:value="185.25">
            <text:p>185.25</text:p>
          </table:table-cell>
          <table:table-cell office:value-type="float" office:value="651.5">
            <text:p>651.5</text:p>
          </table:table-cell>
          <table:table-cell office:value-type="float" office:value="1980.75">
            <text:p>1980.75</text:p>
          </table:table-cell>
          <table:table-cell office:value-type="float" office:value="0.0274566473988439">
            <text:p>0.0274566474</text:p>
          </table:table-cell>
          <table:table-cell office:value-type="float" office:value="0.0552025080494831">
            <text:p>0.055202508</text:p>
          </table:table-cell>
          <table:table-cell office:value-type="float" office:value="0.0941734417344173">
            <text:p>0.0941734417</text:p>
          </table:table-cell>
          <table:table-cell office:value-type="float" office:value="1.09757584616927">
            <text:p>1.0975758462</text:p>
          </table:table-cell>
          <table:table-cell office:value-type="float" office:value="1.1991815192873">
            <text:p>1.1991815193</text:p>
          </table:table-cell>
          <table:table-cell office:value-type="float" office:value="1.34698957484155">
            <text:p>1.3469895748</text:p>
          </table:table-cell>
          <table:table-cell office:value-type="float" office:value="25.5901589779144">
            <text:p>25.5901589779</text:p>
          </table:table-cell>
          <table:table-cell office:value-type="float" office:value="12.8999136472404">
            <text:p>12.8999136472</text:p>
          </table:table-cell>
          <table:table-cell office:value-type="float" office:value="7.7017011894134">
            <text:p>7.701701189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5670">
            <text:p>5670</text:p>
          </table:table-cell>
          <table:table-cell office:value-type="float" office:value="11310">
            <text:p>11310</text:p>
          </table:table-cell>
          <table:table-cell office:value-type="float" office:value="23883">
            <text:p>23883</text:p>
          </table:table-cell>
          <table:table-cell office:value-type="float" office:value="155">
            <text:p>155</text:p>
          </table:table-cell>
          <table:table-cell office:value-type="float" office:value="747.5">
            <text:p>747.5</text:p>
          </table:table-cell>
          <table:table-cell office:value-type="float" office:value="2080.5">
            <text:p>2080.5</text:p>
          </table:table-cell>
          <table:table-cell office:value-type="float" office:value="0.027336860670194">
            <text:p>0.0273368607</text:p>
          </table:table-cell>
          <table:table-cell office:value-type="float" office:value="0.0660919540229885">
            <text:p>0.066091954</text:p>
          </table:table-cell>
          <table:table-cell office:value-type="float" office:value="0.0871121718377088">
            <text:p>0.0871121718</text:p>
          </table:table-cell>
          <table:table-cell office:value-type="float" office:value="1.09714372809023">
            <text:p>1.0971437281</text:p>
          </table:table-cell>
          <table:table-cell office:value-type="float" office:value="1.23988340599815">
            <text:p>1.239883406</text:p>
          </table:table-cell>
          <table:table-cell office:value-type="float" office:value="1.31976612117725">
            <text:p>1.3197661212</text:p>
          </table:table-cell>
          <table:table-cell office:value-type="float" office:value="25.7007868243217">
            <text:p>25.7007868243</text:p>
          </table:table-cell>
          <table:table-cell office:value-type="float" office:value="10.8304952919625">
            <text:p>10.830495292</text:p>
          </table:table-cell>
          <table:table-cell office:value-type="float" office:value="8.29869939586075">
            <text:p>8.298699395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81">
            <text:p>181</text:p>
          </table:table-cell>
          <table:table-cell office:value-type="float" office:value="6720">
            <text:p>6720</text:p>
          </table:table-cell>
          <table:table-cell office:value-type="float" office:value="12474">
            <text:p>12474</text:p>
          </table:table-cell>
          <table:table-cell office:value-type="float" office:value="24510">
            <text:p>24510</text:p>
          </table:table-cell>
          <table:table-cell office:value-type="float" office:value="120.5">
            <text:p>120.5</text:p>
          </table:table-cell>
          <table:table-cell office:value-type="float" office:value="1002.75">
            <text:p>1002.75</text:p>
          </table:table-cell>
          <table:table-cell office:value-type="float" office:value="1859.625">
            <text:p>1859.625</text:p>
          </table:table-cell>
          <table:table-cell office:value-type="float" office:value="0.0179315476190476">
            <text:p>0.0179315476</text:p>
          </table:table-cell>
          <table:table-cell office:value-type="float" office:value="0.0803872053872054">
            <text:p>0.0803872054</text:p>
          </table:table-cell>
          <table:table-cell office:value-type="float" office:value="0.0758720930232558">
            <text:p>0.075872093</text:p>
          </table:table-cell>
          <table:table-cell office:value-type="float" office:value="1.06339063585069">
            <text:p>1.0633906359</text:p>
          </table:table-cell>
          <table:table-cell office:value-type="float" office:value="1.29402094032355">
            <text:p>1.2940209403</text:p>
          </table:table-cell>
          <table:table-cell office:value-type="float" office:value="1.27683521160087">
            <text:p>1.2768352116</text:p>
          </table:table-cell>
          <table:table-cell office:value-type="float" office:value="0">
            <text:p>0</text:p>
          </table:table-cell>
          <table:table-cell office:value-type="float" office:value="8.9647136501945">
            <text:p>8.9647136502</text:p>
          </table:table-cell>
          <table:table-cell office:value-type="float" office:value="9.47808267545194">
            <text:p>9.478082675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  <table:table-cell office:value-type="float" office:value="7440">
            <text:p>7440</text:p>
          </table:table-cell>
          <table:table-cell office:value-type="float" office:value="13566">
            <text:p>13566</text:p>
          </table:table-cell>
          <table:table-cell office:value-type="float" office:value="29680">
            <text:p>29680</text:p>
          </table:table-cell>
          <table:table-cell office:value-type="float" office:value="471">
            <text:p>471</text:p>
          </table:table-cell>
          <table:table-cell office:value-type="float" office:value="1333.5">
            <text:p>1333.5</text:p>
          </table:table-cell>
          <table:table-cell office:value-type="float" office:value="2388.75">
            <text:p>2388.75</text:p>
          </table:table-cell>
          <table:table-cell office:value-type="float" office:value="0.0633064516129032">
            <text:p>0.0633064516</text:p>
          </table:table-cell>
          <table:table-cell office:value-type="float" office:value="0.098297213622291">
            <text:p>0.0982972136</text:p>
          </table:table-cell>
          <table:table-cell office:value-type="float" office:value="0.0804834905660377">
            <text:p>0.0804834906</text:p>
          </table:table-cell>
          <table:table-cell office:value-type="float" office:value="1.22942768600416">
            <text:p>1.229427686</text:p>
          </table:table-cell>
          <table:table-cell office:value-type="float" office:value="1.3629784384016">
            <text:p>1.3629784384</text:p>
          </table:table-cell>
          <table:table-cell office:value-type="float" office:value="1.29438829779837">
            <text:p>1.2943882978</text:p>
          </table:table-cell>
          <table:table-cell office:value-type="float" office:value="11.2921046544815">
            <text:p>11.2921046545</text:p>
          </table:table-cell>
          <table:table-cell office:value-type="float" office:value="7.39270308185779">
            <text:p>7.3927030819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7371">
            <text:p>7371</text:p>
          </table:table-cell>
          <table:table-cell office:value-type="float" office:value="14820">
            <text:p>14820</text:p>
          </table:table-cell>
          <table:table-cell office:value-type="float" office:value="32270">
            <text:p>32270</text:p>
          </table:table-cell>
          <table:table-cell office:value-type="float" office:value="804.375">
            <text:p>804.375</text:p>
          </table:table-cell>
          <table:table-cell office:value-type="float" office:value="1022">
            <text:p>1022</text:p>
          </table:table-cell>
          <table:table-cell office:value-type="float" office:value="1347.5">
            <text:p>1347.5</text:p>
          </table:table-cell>
          <table:table-cell office:value-type="float" office:value="0.109126984126984">
            <text:p>0.1091269841</text:p>
          </table:table-cell>
          <table:table-cell office:value-type="float" office:value="0.0689608636977058">
            <text:p>0.0689608637</text:p>
          </table:table-cell>
          <table:table-cell office:value-type="float" office:value="0.0417570498915401">
            <text:p>0.0417570499</text:p>
          </table:table-cell>
          <table:table-cell office:value-type="float" office:value="1.40528549382716">
            <text:p>1.4052854938</text:p>
          </table:table-cell>
          <table:table-cell office:value-type="float" office:value="1.25068400035696">
            <text:p>1.2506840004</text:p>
          </table:table-cell>
          <table:table-cell office:value-type="float" office:value="1.14956723100305">
            <text:p>1.149567231</text:p>
          </table:table-cell>
          <table:table-cell office:value-type="float" office:value="6.69234074584823">
            <text:p>6.6923407458</text:p>
          </table:table-cell>
          <table:table-cell office:value-type="float" office:value="10.3940342266879">
            <text:p>10.3940342267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71">
            <text:p>171</text:p>
          </table:table-cell>
          <table:table-cell office:value-type="float" office:value="8736">
            <text:p>8736</text:p>
          </table:table-cell>
          <table:table-cell office:value-type="float" office:value="16341">
            <text:p>16341</text:p>
          </table:table-cell>
          <table:table-cell office:value-type="float" office:value="31464">
            <text:p>31464</text:p>
          </table:table-cell>
          <table:table-cell office:value-type="float" office:value="828.75">
            <text:p>828.75</text:p>
          </table:table-cell>
          <table:table-cell office:value-type="float" office:value="1423.5">
            <text:p>1423.5</text:p>
          </table:table-cell>
          <table:table-cell office:value-type="float" office:value="1332.375">
            <text:p>1332.375</text:p>
          </table:table-cell>
          <table:table-cell office:value-type="float" office:value="0.0948660714285714">
            <text:p>0.0948660714</text:p>
          </table:table-cell>
          <table:table-cell office:value-type="float" office:value="0.0871121718377088">
            <text:p>0.0871121718</text:p>
          </table:table-cell>
          <table:table-cell office:value-type="float" office:value="0.0423460144927536">
            <text:p>0.0423460145</text:p>
          </table:table-cell>
          <table:table-cell office:value-type="float" office:value="1.34967041015625">
            <text:p>1.3496704102</text:p>
          </table:table-cell>
          <table:table-cell office:value-type="float" office:value="1.31976612117725">
            <text:p>1.3197661212</text:p>
          </table:table-cell>
          <table:table-cell office:value-type="float" office:value="1.15172569321374">
            <text:p>1.1517256932</text:p>
          </table:table-cell>
          <table:table-cell office:value-type="float" office:value="7.64792594491755">
            <text:p>7.6479259449</text:p>
          </table:table-cell>
          <table:table-cell office:value-type="float" office:value="8.29869939586075">
            <text:p>8.2986993959</text:p>
          </table:table-cell>
          <table:table-cell office:value-type="float" office:value="16.7128301649005">
            <text:p>16.712830164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9672">
            <text:p>9672</text:p>
          </table:table-cell>
          <table:table-cell office:value-type="float" office:value="16796">
            <text:p>16796</text:p>
          </table:table-cell>
          <table:table-cell office:value-type="float" office:value="31806">
            <text:p>31806</text:p>
          </table:table-cell>
          <table:table-cell office:value-type="float" office:value="1126.125">
            <text:p>1126.125</text:p>
          </table:table-cell>
          <table:table-cell office:value-type="float" office:value="1439.25">
            <text:p>1439.25</text:p>
          </table:table-cell>
          <table:table-cell office:value-type="float" office:value="1653">
            <text:p>1653</text:p>
          </table:table-cell>
          <table:table-cell office:value-type="float" office:value="0.116431451612903">
            <text:p>0.1164314516</text:p>
          </table:table-cell>
          <table:table-cell office:value-type="float" office:value="0.0856900452488688">
            <text:p>0.0856900452</text:p>
          </table:table-cell>
          <table:table-cell office:value-type="float" office:value="0.0519713261648746">
            <text:p>0.0519713262</text:p>
          </table:table-cell>
          <table:table-cell office:value-type="float" office:value="1.43408039517755">
            <text:p>1.4340803952</text:p>
          </table:table-cell>
          <table:table-cell office:value-type="float" office:value="1.31430701472636">
            <text:p>1.3143070147</text:p>
          </table:table-cell>
          <table:table-cell office:value-type="float" office:value="1.187193638314">
            <text:p>1.1871936383</text:p>
          </table:table-cell>
          <table:table-cell office:value-type="float" office:value="6.29347718693299">
            <text:p>6.2934771869</text:p>
          </table:table-cell>
          <table:table-cell office:value-type="float" office:value="8.43082987701996">
            <text:p>8.430829877</text:p>
          </table:table-cell>
          <table:table-cell office:value-type="float" office:value="13.6807549598457">
            <text:p>13.680754959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11076">
            <text:p>11076</text:p>
          </table:table-cell>
          <table:table-cell office:value-type="float" office:value="19596">
            <text:p>19596</text:p>
          </table:table-cell>
          <table:table-cell office:value-type="float" office:value="38584">
            <text:p>38584</text:p>
          </table:table-cell>
          <table:table-cell office:value-type="float" office:value="273">
            <text:p>273</text:p>
          </table:table-cell>
          <table:table-cell office:value-type="float" office:value="483">
            <text:p>483</text:p>
          </table:table-cell>
          <table:table-cell office:value-type="float" office:value="3105.375">
            <text:p>3105.375</text:p>
          </table:table-cell>
          <table:table-cell table:number-columns-repeated="2" office:value-type="float" office:value="0.0246478873239437">
            <text:p>0.0246478873</text:p>
          </table:table-cell>
          <table:table-cell office:value-type="float" office:value="0.0804834905660377">
            <text:p>0.0804834906</text:p>
          </table:table-cell>
          <table:table-cell table:number-columns-repeated="2" office:value-type="float" office:value="1.08745834159889">
            <text:p>1.0874583416</text:p>
          </table:table-cell>
          <table:table-cell office:value-type="float" office:value="1.29438829779837">
            <text:p>1.2943882978</text:p>
          </table:table-cell>
          <table:table-cell table:number-columns-repeated="2" office:value-type="float" office:value="28.4671384746848">
            <text:p>28.4671384747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9790">
            <text:p>9790</text:p>
          </table:table-cell>
          <table:table-cell office:value-type="float" office:value="19652">
            <text:p>19652</text:p>
          </table:table-cell>
          <table:table-cell office:value-type="float" office:value="41951">
            <text:p>41951</text:p>
          </table:table-cell>
          <table:table-cell office:value-type="float" office:value="-206.25">
            <text:p>-206.25</text:p>
          </table:table-cell>
          <table:table-cell office:value-type="float" office:value="4.25">
            <text:p>4.25</text:p>
          </table:table-cell>
          <table:table-cell office:value-type="float" office:value="1751.75">
            <text:p>1751.75</text:p>
          </table:table-cell>
          <table:table-cell office:value-type="float" office:value="-0.0210674157303371">
            <text:p>-0.0210674157</text:p>
          </table:table-cell>
          <table:table-cell office:value-type="float" office:value="0.000216262975778547">
            <text:p>0.000216263</text:p>
          </table:table-cell>
          <table:table-cell office:value-type="float" office:value="0.0417570498915401">
            <text:p>0.0417570499</text:p>
          </table:table-cell>
          <table:table-cell office:value-type="float" office:value="0.927133963514708">
            <text:p>0.9271339635</text:p>
          </table:table-cell>
          <table:table-cell office:value-type="float" office:value="1.00075701208379">
            <text:p>1.0007570121</text:p>
          </table:table-cell>
          <table:table-cell office:value-type="float" office:value="1.14956723100305">
            <text:p>1.149567231</text:p>
          </table:table-cell>
          <table:table-cell office:value-type="float" office:value="-32.5535826865259">
            <text:p>-32.5535826865</text:p>
          </table:table-cell>
          <table:table-cell office:value-type="float" office:value="0">
            <text:p>0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10186">
            <text:p>10186</text:p>
          </table:table-cell>
          <table:table-cell office:value-type="float" office:value="20556">
            <text:p>20556</text:p>
          </table:table-cell>
          <table:table-cell office:value-type="float" office:value="40586">
            <text:p>40586</text:p>
          </table:table-cell>
          <table:table-cell office:value-type="float" office:value="-53.125">
            <text:p>-53.125</text:p>
          </table:table-cell>
          <table:table-cell office:value-type="float" office:value="1525.5">
            <text:p>1525.5</text:p>
          </table:table-cell>
          <table:table-cell office:value-type="float" office:value="1421.875">
            <text:p>1421.875</text:p>
          </table:table-cell>
          <table:table-cell office:value-type="float" office:value="-0.00521549185156097">
            <text:p>-0.0052154919</text:p>
          </table:table-cell>
          <table:table-cell office:value-type="float" office:value="0.0742119089316988">
            <text:p>0.0742119089</text:p>
          </table:table-cell>
          <table:table-cell office:value-type="float" office:value="0.0350336322869955">
            <text:p>0.0350336323</text:p>
          </table:table-cell>
          <table:table-cell office:value-type="float" office:value="0.981799093175834">
            <text:p>0.9817990932</text:p>
          </table:table-cell>
          <table:table-cell office:value-type="float" office:value="1.27053619981843">
            <text:p>1.2705361998</text:p>
          </table:table-cell>
          <table:table-cell office:value-type="float" office:value="1.12502332957128">
            <text:p>1.1250233296</text:p>
          </table:table-cell>
          <table:table-cell office:value-type="float" office:value="0">
            <text:p>0</text:p>
          </table:table-cell>
          <table:table-cell office:value-type="float" office:value="9.68254604070118">
            <text:p>9.6825460407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11176">
            <text:p>11176</text:p>
          </table:table-cell>
          <table:table-cell office:value-type="float" office:value="22080">
            <text:p>22080</text:p>
          </table:table-cell>
          <table:table-cell office:value-type="float" office:value="40404">
            <text:p>40404</text:p>
          </table:table-cell>
          <table:table-cell office:value-type="float" office:value="121.375">
            <text:p>121.375</text:p>
          </table:table-cell>
          <table:table-cell office:value-type="float" office:value="696.5">
            <text:p>696.5</text:p>
          </table:table-cell>
          <table:table-cell office:value-type="float" office:value="1865.5">
            <text:p>1865.5</text:p>
          </table:table-cell>
          <table:table-cell office:value-type="float" office:value="0.0108603256979241">
            <text:p>0.0108603257</text:p>
          </table:table-cell>
          <table:table-cell office:value-type="float" office:value="0.031544384057971">
            <text:p>0.0315443841</text:p>
          </table:table-cell>
          <table:table-cell office:value-type="float" office:value="0.0461711711711712">
            <text:p>0.0461711712</text:p>
          </table:table-cell>
          <table:table-cell office:value-type="float" office:value="1.03824231542429">
            <text:p>1.0382423154</text:p>
          </table:table-cell>
          <table:table-cell office:value-type="float" office:value="1.11235563860747">
            <text:p>1.1123556386</text:p>
          </table:table-cell>
          <table:table-cell office:value-type="float" office:value="1.16577738211184">
            <text:p>1.1657773821</text:p>
          </table:table-cell>
          <table:table-cell office:value-type="float" office:value="0">
            <text:p>0</text:p>
          </table:table-cell>
          <table:table-cell office:value-type="float" office:value="22.3184907423884">
            <text:p>22.3184907424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8756">
            <text:p>8756</text:p>
          </table:table-cell>
          <table:table-cell office:value-type="float" office:value="21957">
            <text:p>21957</text:p>
          </table:table-cell>
          <table:table-cell office:value-type="float" office:value="47411">
            <text:p>47411</text:p>
          </table:table-cell>
          <table:table-cell office:value-type="float" office:value="-110.625">
            <text:p>-110.625</text:p>
          </table:table-cell>
          <table:table-cell office:value-type="float" office:value="98.75">
            <text:p>98.75</text:p>
          </table:table-cell>
          <table:table-cell office:value-type="float" office:value="-295.75">
            <text:p>-295.75</text:p>
          </table:table-cell>
          <table:table-cell office:value-type="float" office:value="-0.0126341936957515">
            <text:p>-0.0126341937</text:p>
          </table:table-cell>
          <table:table-cell office:value-type="float" office:value="0.00449742678872341">
            <text:p>0.0044974268</text:p>
          </table:table-cell>
          <table:table-cell office:value-type="float" office:value="-0.00623800383877159">
            <text:p>-0.0062380038</text:p>
          </table:table-cell>
          <table:table-cell office:value-type="float" office:value="0.95609318285154">
            <text:p>0.9560931829</text:p>
          </table:table-cell>
          <table:table-cell office:value-type="float" office:value="1.01578063838206">
            <text:p>1.0157806384</text:p>
          </table:table-cell>
          <table:table-cell office:value-type="float" office:value="0.978243255440409">
            <text:p>0.97824325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8492">
            <text:p>8492</text:p>
          </table:table-cell>
          <table:table-cell office:value-type="float" office:value="21528">
            <text:p>21528</text:p>
          </table:table-cell>
          <table:table-cell office:value-type="float" office:value="42559">
            <text:p>42559</text:p>
          </table:table-cell>
          <table:table-cell office:value-type="float" office:value="66">
            <text:p>66</text:p>
          </table:table-cell>
          <table:table-cell office:value-type="float" office:value="911.625">
            <text:p>911.625</text:p>
          </table:table-cell>
          <table:table-cell office:value-type="float" office:value="801.625">
            <text:p>801.625</text:p>
          </table:table-cell>
          <table:table-cell office:value-type="float" office:value="0.0077720207253886">
            <text:p>0.0077720207</text:p>
          </table:table-cell>
          <table:table-cell office:value-type="float" office:value="0.0423460144927536">
            <text:p>0.0423460145</text:p>
          </table:table-cell>
          <table:table-cell office:value-type="float" office:value="0.0188356164383562">
            <text:p>0.0188356164</text:p>
          </table:table-cell>
          <table:table-cell office:value-type="float" office:value="1.02732046497893">
            <text:p>1.027320465</text:p>
          </table:table-cell>
          <table:table-cell office:value-type="float" office:value="1.15172569321374">
            <text:p>1.1517256932</text:p>
          </table:table-cell>
          <table:table-cell office:value-type="float" office:value="1.06662002720961">
            <text:p>1.0666200272</text:p>
          </table:table-cell>
          <table:table-cell office:value-type="float" office:value="0">
            <text:p>0</text:p>
          </table:table-cell>
          <table:table-cell office:value-type="float" office:value="16.7128301649005">
            <text:p>16.71283016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9387">
            <text:p>9387</text:p>
          </table:table-cell>
          <table:table-cell office:value-type="float" office:value="22187">
            <text:p>22187</text:p>
          </table:table-cell>
          <table:table-cell office:value-type="float" office:value="44891">
            <text:p>44891</text:p>
          </table:table-cell>
          <table:table-cell office:value-type="float" office:value="163.375">
            <text:p>163.375</text:p>
          </table:table-cell>
          <table:table-cell office:value-type="float" office:value="386.125">
            <text:p>386.125</text:p>
          </table:table-cell>
          <table:table-cell office:value-type="float" office:value="229.75">
            <text:p>229.75</text:p>
          </table:table-cell>
          <table:table-cell office:value-type="float" office:value="0.0174043890486844">
            <text:p>0.017404389</text:p>
          </table:table-cell>
          <table:table-cell office:value-type="float" office:value="0.0174032090864019">
            <text:p>0.0174032091</text:p>
          </table:table-cell>
          <table:table-cell office:value-type="float" office:value="0.00511795237352699">
            <text:p>0.0051179524</text:p>
          </table:table-cell>
          <table:table-cell office:value-type="float" office:value="1.06150907067638">
            <text:p>1.0615090707</text:p>
          </table:table-cell>
          <table:table-cell office:value-type="float" office:value="1.06150486030796">
            <text:p>1.0615048603</text:p>
          </table:table-cell>
          <table:table-cell office:value-type="float" office:value="1.01796417244288">
            <text:p>1.01796417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10739">
            <text:p>10739</text:p>
          </table:table-cell>
          <table:table-cell office:value-type="float" office:value="25383">
            <text:p>25383</text:p>
          </table:table-cell>
          <table:table-cell office:value-type="float" office:value="48760">
            <text:p>48760</text:p>
          </table:table-cell>
          <table:table-cell office:value-type="float" office:value="92.5">
            <text:p>92.5</text:p>
          </table:table-cell>
          <table:table-cell office:value-type="float" office:value="218.75">
            <text:p>218.75</text:p>
          </table:table-cell>
          <table:table-cell office:value-type="float" office:value="269.875">
            <text:p>269.875</text:p>
          </table:table-cell>
          <table:table-cell office:value-type="float" office:value="0.00861346494086973">
            <text:p>0.0086134649</text:p>
          </table:table-cell>
          <table:table-cell office:value-type="float" office:value="0.00861797265886617">
            <text:p>0.0086179727</text:p>
          </table:table-cell>
          <table:table-cell office:value-type="float" office:value="0.00553476210008203">
            <text:p>0.0055347621</text:p>
          </table:table-cell>
          <table:table-cell office:value-type="float" office:value="1.03029254317849">
            <text:p>1.0302925432</text:p>
          </table:table-cell>
          <table:table-cell office:value-type="float" office:value="1.03030847243342">
            <text:p>1.0303084724</text:p>
          </table:table-cell>
          <table:table-cell office:value-type="float" office:value="1.01943170918964">
            <text:p>1.01943170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10577">
            <text:p>10577</text:p>
          </table:table-cell>
          <table:table-cell office:value-type="float" office:value="23120">
            <text:p>23120</text:p>
          </table:table-cell>
          <table:table-cell office:value-type="float" office:value="44202">
            <text:p>44202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-43.875">
            <text:p>-43.875</text:p>
          </table:table-cell>
          <table:table-cell office:value-type="float" office:value="0.0472723834735747">
            <text:p>0.0472723835</text:p>
          </table:table-cell>
          <table:table-cell office:value-type="float" office:value="0.000216262975778547">
            <text:p>0.000216263</text:p>
          </table:table-cell>
          <table:table-cell office:value-type="float" office:value="-0.000992602144699335">
            <text:p>-0.0009926021</text:p>
          </table:table-cell>
          <table:table-cell office:value-type="float" office:value="1.16983331150649">
            <text:p>1.1698333115</text:p>
          </table:table-cell>
          <table:table-cell office:value-type="float" office:value="1.00075701208379">
            <text:p>1.0007570121</text:p>
          </table:table-cell>
          <table:table-cell office:value-type="float" office:value="0.996527823601227">
            <text:p>0.9965278236</text:p>
          </table:table-cell>
          <table:table-cell office:value-type="float" office:value="15.0067411583159">
            <text:p>15.0067411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318">
            <text:p>10318</text:p>
          </table:table-cell>
          <table:table-cell office:value-type="float" office:value="23450">
            <text:p>23450</text:p>
          </table:table-cell>
          <table:table-cell office:value-type="float" office:value="44679">
            <text:p>44679</text:p>
          </table:table-cell>
          <table:table-cell office:value-type="float" office:value="924.75">
            <text:p>924.75</text:p>
          </table:table-cell>
          <table:table-cell office:value-type="float" office:value="2101.75">
            <text:p>2101.75</text:p>
          </table:table-cell>
          <table:table-cell office:value-type="float" office:value="1657">
            <text:p>1657</text:p>
          </table:table-cell>
          <table:table-cell office:value-type="float" office:value="0.0896249273114945">
            <text:p>0.0896249273</text:p>
          </table:table-cell>
          <table:table-cell office:value-type="float" office:value="0.0896268656716418">
            <text:p>0.0896268657</text:p>
          </table:table-cell>
          <table:table-cell office:value-type="float" office:value="0.0370867745473265">
            <text:p>0.0370867745</text:p>
          </table:table-cell>
          <table:table-cell office:value-type="float" office:value="1.32943119567759">
            <text:p>1.3294311957</text:p>
          </table:table-cell>
          <table:table-cell office:value-type="float" office:value="1.32943866094899">
            <text:p>1.3294386609</text:p>
          </table:table-cell>
          <table:table-cell office:value-type="float" office:value="1.13249955145444">
            <text:p>1.1324995515</text:p>
          </table:table-cell>
          <table:table-cell office:value-type="float" office:value="8.07548228723216">
            <text:p>8.0754822872</text:p>
          </table:table-cell>
          <table:table-cell office:value-type="float" office:value="8.07531492420142">
            <text:p>8.0753149242</text:p>
          </table:table-cell>
          <table:table-cell office:value-type="float" office:value="19.034345192148">
            <text:p>19.034345192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24">
            <text:p>424</text:p>
          </table:table-cell>
          <table:table-cell table:number-columns-repeated="2" office:value-type="float" office:value="666">
            <text:p>666</text:p>
          </table:table-cell>
          <table:table-cell office:value-type="float" office:value="11368">
            <text:p>11368</text:p>
          </table:table-cell>
          <table:table-cell office:value-type="float" office:value="24151">
            <text:p>24151</text:p>
          </table:table-cell>
          <table:table-cell office:value-type="float" office:value="44160">
            <text:p>44160</text:p>
          </table:table-cell>
          <table:table-cell office:value-type="float" office:value="721.625">
            <text:p>721.625</text:p>
          </table:table-cell>
          <table:table-cell office:value-type="float" office:value="2756">
            <text:p>2756</text:p>
          </table:table-cell>
          <table:table-cell office:value-type="float" office:value="1470">
            <text:p>1470</text:p>
          </table:table-cell>
          <table:table-cell office:value-type="float" office:value="0.063478624208304">
            <text:p>0.0634786242</text:p>
          </table:table-cell>
          <table:table-cell office:value-type="float" office:value="0.114115357542131">
            <text:p>0.1141153575</text:p>
          </table:table-cell>
          <table:table-cell office:value-type="float" office:value="0.0332880434782609">
            <text:p>0.0332880435</text:p>
          </table:table-cell>
          <table:table-cell office:value-type="float" office:value="1.23007307476257">
            <text:p>1.2300730748</text:p>
          </table:table-cell>
          <table:table-cell office:value-type="float" office:value="1.42492748845832">
            <text:p>1.4249274885</text:p>
          </table:table-cell>
          <table:table-cell office:value-type="float" office:value="1.11868001609759">
            <text:p>1.1186800161</text:p>
          </table:table-cell>
          <table:table-cell office:value-type="float" office:value="11.2623982061673">
            <text:p>11.2623982062</text:p>
          </table:table-cell>
          <table:table-cell office:value-type="float" office:value="6.41442497664606">
            <text:p>6.4144249766</text:p>
          </table:table-cell>
          <table:table-cell office:value-type="float" office:value="21.1673892798117">
            <text:p>21.167389279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4">
            <text:p>4</text:p>
          </table:table-cell>
          <table:table-cell office:value-type="float" office:value="461">
            <text:p>461</text:p>
          </table:table-cell>
          <table:table-cell table:number-columns-repeated="2" office:value-type="float" office:value="559">
            <text:p>559</text:p>
          </table:table-cell>
          <table:table-cell office:value-type="float" office:value="11787">
            <text:p>11787</text:p>
          </table:table-cell>
          <table:table-cell office:value-type="float" office:value="22798">
            <text:p>22798</text:p>
          </table:table-cell>
          <table:table-cell office:value-type="float" office:value="42655">
            <text:p>42655</text:p>
          </table:table-cell>
          <table:table-cell office:value-type="float" office:value="672.5">
            <text:p>672.5</text:p>
          </table:table-cell>
          <table:table-cell office:value-type="float" office:value="-680">
            <text:p>-680</text:p>
          </table:table-cell>
          <table:table-cell office:value-type="float" office:value="4522.625">
            <text:p>4522.625</text:p>
          </table:table-cell>
          <table:table-cell office:value-type="float" office:value="0.0570543819462119">
            <text:p>0.0570543819</text:p>
          </table:table-cell>
          <table:table-cell office:value-type="float" office:value="-0.029827177822616">
            <text:p>-0.0298271778</text:p>
          </table:table-cell>
          <table:table-cell office:value-type="float" office:value="0.106028015472981">
            <text:p>0.1060280155</text:p>
          </table:table-cell>
          <table:table-cell office:value-type="float" office:value="1.2060705337103">
            <text:p>1.2060705337</text:p>
          </table:table-cell>
          <table:table-cell office:value-type="float" office:value="0.897348612273093">
            <text:p>0.8973486123</text:p>
          </table:table-cell>
          <table:table-cell office:value-type="float" office:value="1.39313225668311">
            <text:p>1.3931322567</text:p>
          </table:table-cell>
          <table:table-cell office:value-type="float" office:value="12.4922547223581">
            <text:p>12.4922547224</text:p>
          </table:table-cell>
          <table:table-cell office:value-type="float" office:value="-22.8904558964192">
            <text:p>-22.8904558964</text:p>
          </table:table-cell>
          <table:table-cell office:value-type="float" office:value="6.87815010074854">
            <text:p>6.878150100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4">
            <text:p>4</text:p>
          </table:table-cell>
          <table:table-cell office:value-type="float" office:value="446">
            <text:p>446</text:p>
          </table:table-cell>
          <table:table-cell table:number-columns-repeated="2" office:value-type="float" office:value="552">
            <text:p>552</text:p>
          </table:table-cell>
          <table:table-cell office:value-type="float" office:value="12617">
            <text:p>12617</text:p>
          </table:table-cell>
          <table:table-cell office:value-type="float" office:value="24404">
            <text:p>24404</text:p>
          </table:table-cell>
          <table:table-cell office:value-type="float" office:value="45660">
            <text:p>45660</text:p>
          </table:table-cell>
          <table:table-cell office:value-type="float" office:value="1240">
            <text:p>1240</text:p>
          </table:table-cell>
          <table:table-cell office:value-type="float" office:value="2397.66666666667">
            <text:p>2397.6666666667</text:p>
          </table:table-cell>
          <table:table-cell office:value-type="float" office:value="5251.28571428571">
            <text:p>5251.2857142857</text:p>
          </table:table-cell>
          <table:table-cell office:value-type="float" office:value="0.0982800982800983">
            <text:p>0.0982800983</text:p>
          </table:table-cell>
          <table:table-cell office:value-type="float" office:value="0.0982489209419221">
            <text:p>0.0982489209</text:p>
          </table:table-cell>
          <table:table-cell office:value-type="float" office:value="0.115008447531444">
            <text:p>0.1150084475</text:p>
          </table:table-cell>
          <table:table-cell office:value-type="float" office:value="1.36291194030752">
            <text:p>1.3629119403</text:p>
          </table:table-cell>
          <table:table-cell office:value-type="float" office:value="1.36279081021058">
            <text:p>1.3627908102</text:p>
          </table:table-cell>
          <table:table-cell office:value-type="float" office:value="1.42845437464709">
            <text:p>1.4284543746</text:p>
          </table:table-cell>
          <table:table-cell office:value-type="float" office:value="7.39393199826753">
            <text:p>7.3939319983</text:p>
          </table:table-cell>
          <table:table-cell office:value-type="float" office:value="7.39617169419057">
            <text:p>7.3961716942</text:p>
          </table:table-cell>
          <table:table-cell office:value-type="float" office:value="6.36721078627243">
            <text:p>6.367210786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409">
            <text:p>12409</text:p>
          </table:table-cell>
          <table:table-cell office:value-type="float" office:value="27244">
            <text:p>27244</text:p>
          </table:table-cell>
          <table:table-cell office:value-type="float" office:value="56880">
            <text:p>56880</text:p>
          </table:table-cell>
          <table:table-cell office:value-type="float" office:value="0">
            <text:p>0</text:p>
          </table:table-cell>
          <table:table-cell office:value-type="float" office:value="2802">
            <text:p>2802</text:p>
          </table:table-cell>
          <table:table-cell office:value-type="float" office:value="6281.16666666667">
            <text:p>6281.1666666667</text:p>
          </table:table-cell>
          <table:table-cell office:value-type="float" office:value="0">
            <text:p>0</text:p>
          </table:table-cell>
          <table:table-cell office:value-type="float" office:value="0.102848333578036">
            <text:p>0.1028483336</text:p>
          </table:table-cell>
          <table:table-cell office:value-type="float" office:value="0.110428387248008">
            <text:p>0.1104283872</text:p>
          </table:table-cell>
          <table:table-cell office:value-type="float" office:value="0.94">
            <text:p>0.94</text:p>
          </table:table-cell>
          <table:table-cell office:value-type="float" office:value="1.38070161577389">
            <text:p>1.3807016158</text:p>
          </table:table-cell>
          <table:table-cell office:value-type="float" office:value="1.41040043564001">
            <text:p>1.4104004356</text:p>
          </table:table-cell>
          <table:table-cell office:value-type="float" office:value="0">
            <text:p>0</text:p>
          </table:table-cell>
          <table:table-cell office:value-type="float" office:value="7.08042791793009">
            <text:p>7.0804279179</text:p>
          </table:table-cell>
          <table:table-cell office:value-type="float" office:value="6.61741742466757">
            <text:p>6.617417424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12205">
            <text:p>12205</text:p>
          </table:table-cell>
          <table:table-cell office:value-type="float" office:value="32529">
            <text:p>32529</text:p>
          </table:table-cell>
          <table:table-cell office:value-type="float" office:value="71157">
            <text:p>71157</text:p>
          </table:table-cell>
          <table:table-cell office:value-type="float" office:value="0">
            <text:p>0</text:p>
          </table:table-cell>
          <table:table-cell office:value-type="float" office:value="3430.75">
            <text:p>3430.75</text:p>
          </table:table-cell>
          <table:table-cell office:value-type="float" office:value="6696.4">
            <text:p>6696.4</text:p>
          </table:table-cell>
          <table:table-cell office:value-type="float" office:value="0">
            <text:p>0</text:p>
          </table:table-cell>
          <table:table-cell office:value-type="float" office:value="0.105467429063297">
            <text:p>0.1054674291</text:p>
          </table:table-cell>
          <table:table-cell office:value-type="float" office:value="0.0941073963208117">
            <text:p>0.0941073963</text:p>
          </table:table-cell>
          <table:table-cell office:value-type="float" office:value="0.94">
            <text:p>0.94</text:p>
          </table:table-cell>
          <table:table-cell office:value-type="float" office:value="1.39093782376426">
            <text:p>1.3909378238</text:p>
          </table:table-cell>
          <table:table-cell office:value-type="float" office:value="1.34673404312571">
            <text:p>1.3467340431</text:p>
          </table:table-cell>
          <table:table-cell office:value-type="float" office:value="0">
            <text:p>0</text:p>
          </table:table-cell>
          <table:table-cell office:value-type="float" office:value="6.91292730764045">
            <text:p>6.9129273076</text:p>
          </table:table-cell>
          <table:table-cell office:value-type="float" office:value="7.70687021702456">
            <text:p>7.70687021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12005">
            <text:p>12005</text:p>
          </table:table-cell>
          <table:table-cell office:value-type="float" office:value="34112">
            <text:p>34112</text:p>
          </table:table-cell>
          <table:table-cell office:value-type="float" office:value="79891">
            <text:p>79891</text:p>
          </table:table-cell>
          <table:table-cell office:value-type="float" office:value="0">
            <text:p>0</text:p>
          </table:table-cell>
          <table:table-cell office:value-type="float" office:value="3653.25">
            <text:p>3653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7095743433396">
            <text:p>0.1070957434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39731531860953">
            <text:p>1.3973153186</text:p>
          </table:table-cell>
          <table:table-cell office:value-type="float" office:value="1.43">
            <text:p>1.43</text:p>
          </table:table-cell>
          <table:table-cell office:value-type="float" office:value="0">
            <text:p>0</text:p>
          </table:table-cell>
          <table:table-cell office:value-type="float" office:value="6.81291756415108">
            <text:p>6.8129175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5">
            <text:p>5</text:p>
          </table:table-cell>
          <table:table-cell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606">
            <text:p>606</text:p>
          </table:table-cell>
          <table:table-cell office:value-type="float" office:value="11807">
            <text:p>11807</text:p>
          </table:table-cell>
          <table:table-cell office:value-type="float" office:value="36480">
            <text:p>36480</text:p>
          </table:table-cell>
          <table:table-cell office:value-type="float" office:value="89697">
            <text:p>8969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35">
            <text:p>1.35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5">
            <text:p>5</text:p>
          </table:table-cell>
          <table:table-cell office:value-type="float" office:value="508">
            <text:p>508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1613">
            <text:p>11613</text:p>
          </table:table-cell>
          <table:table-cell office:value-type="float" office:value="38689">
            <text:p>38689</text:p>
          </table:table-cell>
          <table:table-cell office:value-type="float" office:value="100707">
            <text:p>10070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0.25">
            <text:p>90.25</text:p>
          </table:table-cell>
          <table:table-cell office:value-type="float" office:value="5077.5">
            <text:p>5077.5</text:p>
          </table:table-cell>
          <table:table-cell office:value-type="float" office:value="17567.5">
            <text:p>17567.5</text:p>
          </table:table-cell>
          <table:table-cell office:value-type="float" office:value="24.1375">
            <text:p>24.13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398">
            <text:p>398</text:p>
          </table:table-cell>
          <table:table-cell office:value-type="float" office:value="563">
            <text:p>563</text:p>
          </table:table-cell>
          <table:table-cell office:value-type="float" office:value="11422">
            <text:p>11422</text:p>
          </table:table-cell>
          <table:table-cell office:value-type="float" office:value="41636">
            <text:p>41636</text:p>
          </table:table-cell>
          <table:table-cell office:value-type="float" office:value="113069">
            <text:p>113069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38">
            <text:p>1.38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2.3333333333333">
            <text:p>92.3333333333</text:p>
          </table:table-cell>
          <table:table-cell office:value-type="float" office:value="5181">
            <text:p>5181</text:p>
          </table:table-cell>
          <table:table-cell office:value-type="float" office:value="18550">
            <text:p>18550</text:p>
          </table:table-cell>
          <table:table-cell office:value-type="float" office:value="23.09">
            <text:p>23.09</text:p>
          </table:table-cell>
          <table:table-cell table:number-columns-repeated="3" office:value-type="float" office:value="5">
            <text:p>5</text:p>
          </table:table-cell>
          <table:table-cell office:value-type="float" office:value="386">
            <text:p>386</text:p>
          </table:table-cell>
          <table:table-cell table:number-columns-repeated="2" office:value-type="float" office:value="560">
            <text:p>560</text:p>
          </table:table-cell>
          <table:table-cell office:value-type="float" office:value="11234">
            <text:p>11234</text:p>
          </table:table-cell>
          <table:table-cell office:value-type="float" office:value="43575">
            <text:p>43575</text:p>
          </table:table-cell>
          <table:table-cell office:value-type="float" office:value="126947">
            <text:p>12694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2">
            <text:p>1.12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12">
            <text:p>1.12</text:p>
          </table:table-cell>
          <table:table-cell office:value-type="float" office:value="1.43">
            <text:p>1.4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2">
            <text:p>5.2</text:p>
          </table:table-cell>
          <table:table-cell office:value-type="float" office:value="11">
            <text:p>11</text:p>
          </table:table-cell>
          <table:table-cell office:value-type="float" office:value="17.9">
            <text:p>17.9</text:p>
          </table:table-cell>
          <table:table-cell office:value-type="float" office:value="5151">
            <text:p>5151</text:p>
          </table:table-cell>
          <table:table-cell office:value-type="float" office:value="6499">
            <text:p>6499</text:p>
          </table:table-cell>
          <table:table-cell office:value-type="float" office:value="10662">
            <text:p>106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16:57.68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746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8">
                <text:p>658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44">
                <text:p>644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96">
                <text:p>796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33">
                <text:p>933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23">
                <text:p>1023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16">
                <text:p>1216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93">
                <text:p>593</text:p>
              </table:table-cell>
              <table:table-cell office:value-type="float" office:value="1222">
                <text:p>1222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93">
                <text:p>693</text:p>
              </table:table-cell>
              <table:table-cell office:value-type="float" office:value="1267">
                <text:p>1267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30">
                <text:p>730</text:p>
              </table:table-cell>
              <table:table-cell office:value-type="float" office:value="1393">
                <text:p>1393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21">
                <text:p>821</text:p>
              </table:table-cell>
              <table:table-cell office:value-type="float" office:value="1643">
                <text:p>1643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57">
                <text:p>857</text:p>
              </table:table-cell>
              <table:table-cell office:value-type="float" office:value="1856">
                <text:p>1856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95">
                <text:p>795</text:p>
              </table:table-cell>
              <table:table-cell office:value-type="float" office:value="1718">
                <text:p>1718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02">
                <text:p>902</text:p>
              </table:table-cell>
              <table:table-cell office:value-type="float" office:value="1934">
                <text:p>1934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92">
                <text:p>1092</text:p>
              </table:table-cell>
              <table:table-cell office:value-type="float" office:value="2071">
                <text:p>2071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80">
                <text:p>1080</text:p>
              </table:table-cell>
              <table:table-cell office:value-type="float" office:value="2063">
                <text:p>2063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63">
                <text:p>1163</text:p>
              </table:table-cell>
              <table:table-cell office:value-type="float" office:value="2197">
                <text:p>2197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20">
                <text:p>1220</text:p>
              </table:table-cell>
              <table:table-cell office:value-type="float" office:value="2387">
                <text:p>2387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60">
                <text:p>1460</text:p>
              </table:table-cell>
              <table:table-cell office:value-type="float" office:value="2754">
                <text:p>2754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22">
                <text:p>1522</text:p>
              </table:table-cell>
              <table:table-cell office:value-type="float" office:value="2666">
                <text:p>2666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93">
                <text:p>1693</text:p>
              </table:table-cell>
              <table:table-cell office:value-type="float" office:value="2956">
                <text:p>2956</text:p>
              </table:table-cell>
              <table:table-cell office:value-type="float" office:value="5809">
                <text:p>580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80">
                <text:p>1780</text:p>
              </table:table-cell>
              <table:table-cell office:value-type="float" office:value="3186">
                <text:p>3186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4">
                <text:p>1914</text:p>
              </table:table-cell>
              <table:table-cell office:value-type="float" office:value="3201">
                <text:p>3201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85">
                <text:p>1985</text:p>
              </table:table-cell>
              <table:table-cell office:value-type="float" office:value="3425">
                <text:p>3425</text:p>
              </table:table-cell>
              <table:table-cell office:value-type="float" office:value="6186">
                <text:p>618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72">
                <text:p>1772</text:p>
              </table:table-cell>
              <table:table-cell office:value-type="float" office:value="3450">
                <text:p>3450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67">
                <text:p>1967</text:p>
              </table:table-cell>
              <table:table-cell office:value-type="float" office:value="4008">
                <text:p>4008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62">
                <text:p>2162</text:p>
              </table:table-cell>
              <table:table-cell office:value-type="float" office:value="4033">
                <text:p>4033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10">
                <text:p>2310</text:p>
              </table:table-cell>
              <table:table-cell office:value-type="float" office:value="4112">
                <text:p>4112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64">
                <text:p>2564</text:p>
              </table:table-cell>
              <table:table-cell office:value-type="float" office:value="4560">
                <text:p>4560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428">
                <text:p>2428</text:p>
              </table:table-cell>
              <table:table-cell office:value-type="float" office:value="5019">
                <text:p>5019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571">
                <text:p>2571</text:p>
              </table:table-cell>
              <table:table-cell office:value-type="float" office:value="4953">
                <text:p>495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70">
                <text:p>2970</text:p>
              </table:table-cell>
              <table:table-cell office:value-type="float" office:value="5359">
                <text:p>5359</text:p>
              </table:table-cell>
              <table:table-cell office:value-type="float" office:value="9720">
                <text:p>972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65">
                <text:p>3165</text:p>
              </table:table-cell>
              <table:table-cell office:value-type="float" office:value="5648">
                <text:p>5648</text:p>
              </table:table-cell>
              <table:table-cell office:value-type="float" office:value="9562">
                <text:p>95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063">
                <text:p>3063</text:p>
              </table:table-cell>
              <table:table-cell office:value-type="float" office:value="5939">
                <text:p>5939</text:p>
              </table:table-cell>
              <table:table-cell office:value-type="float" office:value="9985">
                <text:p>998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44">
                <text:p>3544</text:p>
              </table:table-cell>
              <table:table-cell office:value-type="float" office:value="6160">
                <text:p>616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23">
                <text:p>4323</text:p>
              </table:table-cell>
              <table:table-cell office:value-type="float" office:value="6637">
                <text:p>6637</text:p>
              </table:table-cell>
              <table:table-cell office:value-type="float" office:value="12231">
                <text:p>1223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2">
                <text:p>3892</text:p>
              </table:table-cell>
              <table:table-cell office:value-type="float" office:value="6519">
                <text:p>6519</text:p>
              </table:table-cell>
              <table:table-cell office:value-type="float" office:value="11987">
                <text:p>1198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55">
                <text:p>3955</text:p>
              </table:table-cell>
              <table:table-cell office:value-type="float" office:value="7257">
                <text:p>7257</text:p>
              </table:table-cell>
              <table:table-cell office:value-type="float" office:value="12570">
                <text:p>1257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524">
                <text:p>4524</text:p>
              </table:table-cell>
              <table:table-cell office:value-type="float" office:value="7928">
                <text:p>7928</text:p>
              </table:table-cell>
              <table:table-cell office:value-type="float" office:value="15394">
                <text:p>153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834">
                <text:p>4834</text:p>
              </table:table-cell>
              <table:table-cell office:value-type="float" office:value="8260">
                <text:p>8260</text:p>
              </table:table-cell>
              <table:table-cell office:value-type="float" office:value="14899">
                <text:p>1489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5">
                <text:p>4525</text:p>
              </table:table-cell>
              <table:table-cell office:value-type="float" office:value="8310">
                <text:p>8310</text:p>
              </table:table-cell>
              <table:table-cell office:value-type="float" office:value="16504">
                <text:p>1650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80">
                <text:p>5080</text:p>
              </table:table-cell>
              <table:table-cell office:value-type="float" office:value="9160">
                <text:p>9160</text:p>
              </table:table-cell>
              <table:table-cell office:value-type="float" office:value="18047">
                <text:p>1804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732">
                <text:p>5732</text:p>
              </table:table-cell>
              <table:table-cell office:value-type="float" office:value="9718">
                <text:p>9718</text:p>
              </table:table-cell>
              <table:table-cell office:value-type="float" office:value="16449">
                <text:p>1644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42">
                <text:p>5642</text:p>
              </table:table-cell>
              <table:table-cell office:value-type="float" office:value="9920">
                <text:p>9920</text:p>
              </table:table-cell>
              <table:table-cell office:value-type="float" office:value="14519">
                <text:p>1451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936">
                <text:p>5936</text:p>
              </table:table-cell>
              <table:table-cell office:value-type="float" office:value="9870">
                <text:p>9870</text:p>
              </table:table-cell>
              <table:table-cell office:value-type="float" office:value="15769">
                <text:p>1576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503">
                <text:p>6503</text:p>
              </table:table-cell>
              <table:table-cell office:value-type="float" office:value="10200">
                <text:p>10200</text:p>
              </table:table-cell>
              <table:table-cell office:value-type="float" office:value="17223">
                <text:p>1722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655">
                <text:p>5655</text:p>
              </table:table-cell>
              <table:table-cell office:value-type="float" office:value="9840">
                <text:p>9840</text:p>
              </table:table-cell>
              <table:table-cell office:value-type="float" office:value="15987">
                <text:p>1598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5889">
                <text:p>5889</text:p>
              </table:table-cell>
              <table:table-cell office:value-type="float" office:value="10148">
                <text:p>10148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5148">
                <text:p>5148</text:p>
              </table:table-cell>
              <table:table-cell office:value-type="float" office:value="9990">
                <text:p>9990</text:p>
              </table:table-cell>
              <table:table-cell office:value-type="float" office:value="17649">
                <text:p>1764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4719">
                <text:p>4719</text:p>
              </table:table-cell>
              <table:table-cell office:value-type="float" office:value="11115">
                <text:p>11115</text:p>
              </table:table-cell>
              <table:table-cell office:value-type="float" office:value="18020">
                <text:p>1802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6201">
                <text:p>6201</text:p>
              </table:table-cell>
              <table:table-cell office:value-type="float" office:value="11196">
                <text:p>11196</text:p>
              </table:table-cell>
              <table:table-cell office:value-type="float" office:value="19239">
                <text:p>19239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6747">
                <text:p>6747</text:p>
              </table:table-cell>
              <table:table-cell office:value-type="float" office:value="11802">
                <text:p>11802</text:p>
              </table:table-cell>
              <table:table-cell office:value-type="float" office:value="21033">
                <text:p>2103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5670">
                <text:p>5670</text:p>
              </table:table-cell>
              <table:table-cell office:value-type="float" office:value="11310">
                <text:p>11310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6720">
                <text:p>6720</text:p>
              </table:table-cell>
              <table:table-cell office:value-type="float" office:value="12474">
                <text:p>12474</text:p>
              </table:table-cell>
              <table:table-cell office:value-type="float" office:value="24510">
                <text:p>2451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7440">
                <text:p>7440</text:p>
              </table:table-cell>
              <table:table-cell office:value-type="float" office:value="13566">
                <text:p>13566</text:p>
              </table:table-cell>
              <table:table-cell office:value-type="float" office:value="29680">
                <text:p>2968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371">
                <text:p>7371</text:p>
              </table:table-cell>
              <table:table-cell office:value-type="float" office:value="14820">
                <text:p>14820</text:p>
              </table:table-cell>
              <table:table-cell office:value-type="float" office:value="32270">
                <text:p>3227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36">
                <text:p>8736</text:p>
              </table:table-cell>
              <table:table-cell office:value-type="float" office:value="16341">
                <text:p>16341</text:p>
              </table:table-cell>
              <table:table-cell office:value-type="float" office:value="31464">
                <text:p>3146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72">
                <text:p>9672</text:p>
              </table:table-cell>
              <table:table-cell office:value-type="float" office:value="16796">
                <text:p>16796</text:p>
              </table:table-cell>
              <table:table-cell office:value-type="float" office:value="31806">
                <text:p>3180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1076">
                <text:p>11076</text:p>
              </table:table-cell>
              <table:table-cell office:value-type="float" office:value="19596">
                <text:p>19596</text:p>
              </table:table-cell>
              <table:table-cell office:value-type="float" office:value="38584">
                <text:p>3858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790">
                <text:p>9790</text:p>
              </table:table-cell>
              <table:table-cell office:value-type="float" office:value="19652">
                <text:p>19652</text:p>
              </table:table-cell>
              <table:table-cell office:value-type="float" office:value="41951">
                <text:p>4195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186">
                <text:p>10186</text:p>
              </table:table-cell>
              <table:table-cell office:value-type="float" office:value="20556">
                <text:p>20556</text:p>
              </table:table-cell>
              <table:table-cell office:value-type="float" office:value="40586">
                <text:p>4058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176">
                <text:p>11176</text:p>
              </table:table-cell>
              <table:table-cell office:value-type="float" office:value="22080">
                <text:p>22080</text:p>
              </table:table-cell>
              <table:table-cell office:value-type="float" office:value="40404">
                <text:p>4040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8756">
                <text:p>8756</text:p>
              </table:table-cell>
              <table:table-cell office:value-type="float" office:value="21957">
                <text:p>21957</text:p>
              </table:table-cell>
              <table:table-cell office:value-type="float" office:value="47411">
                <text:p>4741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8492">
                <text:p>8492</text:p>
              </table:table-cell>
              <table:table-cell office:value-type="float" office:value="21528">
                <text:p>21528</text:p>
              </table:table-cell>
              <table:table-cell office:value-type="float" office:value="42559">
                <text:p>4255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387">
                <text:p>9387</text:p>
              </table:table-cell>
              <table:table-cell office:value-type="float" office:value="22187">
                <text:p>22187</text:p>
              </table:table-cell>
              <table:table-cell office:value-type="float" office:value="44891">
                <text:p>4489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39">
                <text:p>10739</text:p>
              </table:table-cell>
              <table:table-cell office:value-type="float" office:value="25383">
                <text:p>25383</text:p>
              </table:table-cell>
              <table:table-cell office:value-type="float" office:value="48760">
                <text:p>4876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577">
                <text:p>10577</text:p>
              </table:table-cell>
              <table:table-cell office:value-type="float" office:value="23120">
                <text:p>23120</text:p>
              </table:table-cell>
              <table:table-cell office:value-type="float" office:value="44202">
                <text:p>4420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318">
                <text:p>10318</text:p>
              </table:table-cell>
              <table:table-cell office:value-type="float" office:value="23450">
                <text:p>23450</text:p>
              </table:table-cell>
              <table:table-cell office:value-type="float" office:value="44679">
                <text:p>446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368">
                <text:p>11368</text:p>
              </table:table-cell>
              <table:table-cell office:value-type="float" office:value="24151">
                <text:p>24151</text:p>
              </table:table-cell>
              <table:table-cell office:value-type="float" office:value="44160">
                <text:p>4416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787">
                <text:p>11787</text:p>
              </table:table-cell>
              <table:table-cell office:value-type="float" office:value="22798">
                <text:p>22798</text:p>
              </table:table-cell>
              <table:table-cell office:value-type="float" office:value="42655">
                <text:p>4265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2617">
                <text:p>12617</text:p>
              </table:table-cell>
              <table:table-cell office:value-type="float" office:value="24404">
                <text:p>24404</text:p>
              </table:table-cell>
              <table:table-cell office:value-type="float" office:value="45660">
                <text:p>4566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409">
                <text:p>12409</text:p>
              </table:table-cell>
              <table:table-cell office:value-type="float" office:value="27244">
                <text:p>27244</text:p>
              </table:table-cell>
              <table:table-cell office:value-type="float" office:value="56880">
                <text:p>56880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2205">
                <text:p>12205</text:p>
              </table:table-cell>
              <table:table-cell office:value-type="float" office:value="32529">
                <text:p>32529</text:p>
              </table:table-cell>
              <table:table-cell office:value-type="float" office:value="71157">
                <text:p>7115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2005">
                <text:p>12005</text:p>
              </table:table-cell>
              <table:table-cell office:value-type="float" office:value="34112">
                <text:p>34112</text:p>
              </table:table-cell>
              <table:table-cell office:value-type="float" office:value="79891">
                <text:p>7989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1807">
                <text:p>11807</text:p>
              </table:table-cell>
              <table:table-cell office:value-type="float" office:value="36480">
                <text:p>36480</text:p>
              </table:table-cell>
              <table:table-cell office:value-type="float" office:value="89697">
                <text:p>8969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1613">
                <text:p>11613</text:p>
              </table:table-cell>
              <table:table-cell office:value-type="float" office:value="38689">
                <text:p>38689</text:p>
              </table:table-cell>
              <table:table-cell office:value-type="float" office:value="100707">
                <text:p>10070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422">
                <text:p>11422</text:p>
              </table:table-cell>
              <table:table-cell office:value-type="float" office:value="41636">
                <text:p>41636</text:p>
              </table:table-cell>
              <table:table-cell office:value-type="float" office:value="113069">
                <text:p>11306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1234">
                <text:p>11234</text:p>
              </table:table-cell>
              <table:table-cell office:value-type="float" office:value="43575">
                <text:p>43575</text:p>
              </table:table-cell>
              <table:table-cell office:value-type="float" office:value="126947">
                <text:p>126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077.5">
                <text:p>5077.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181">
                <text:p>5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8cm" svg:y="1.405cm" svg:width="30.88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1375">
                <text:p>24.137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09">
                <text:p>23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6cm" svg:y="1.352cm" svg:width="31.3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2532431037809">
                <text:p>1.5253243103780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3375507030827">
                <text:p>1.6337550703082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9463105477592">
                <text:p>1.2946310547759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3880228024575">
                <text:p>1.43880228024575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32415409727658">
                <text:p>1.324154097276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297722816467">
                <text:p>1.1629772281646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3747716872356">
                <text:p>1.1374771687235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9806956854516">
                <text:p>1.6980695685451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469045919064">
                <text:p>1.1846904591906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783460647807">
                <text:p>1.28783460647807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5725903131773">
                <text:p>1.5572590313177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0341557031388">
                <text:p>1.1034155703138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557224942016">
                <text:p>1.3455722494201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3878649935002">
                <text:p>1.2387864993500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320918976942">
                <text:p>1.2532091897694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860142457028">
                <text:p>1.0686014245702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039409742178">
                <text:p>1.2003940974217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1397892230888">
                <text:p>1.1139789223088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550369366698">
                <text:p>1.2655036936669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8044558547828">
                <text:p>1.2804455854782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4043496851019">
                <text:p>1.1404349685101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267772916597">
                <text:p>1.1926777291659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881539079996">
                <text:p>1.3388153907999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507341169917">
                <text:p>1.2750734116991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627096204926">
                <text:p>1.162709620492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844892953274">
                <text:p>1.184489295327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265336111111">
                <text:p>1.2326533611111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0632175783787">
                <text:p>1.1063217578378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5749680423667">
                <text:p>1.1574968042366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8554473943025">
                <text:p>1.1855447394302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063169448773">
                <text:p>1.2106316944877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0599285337753">
                <text:p>1.1059928533775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720976645438">
                <text:p>1.3072097664543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6445106061061">
                <text:p>1.1644510606106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7555101741059">
                <text:p>1.17555101741059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2735772314952">
                <text:p>1.1273577231495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498890625">
                <text:p>1.249889062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5930106574452">
                <text:p>1.1593010657445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9223981366749">
                <text:p>1.2922398136674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27129068636557">
                <text:p>1.2712906863655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7419504093858">
                <text:p>1.2741950409385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2926317150244">
                <text:p>1.1292631715024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850139459168">
                <text:p>1.285013945916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9372032397867">
                <text:p>1.2937203239786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6253410230684">
                <text:p>1.1625341023068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324591566834">
                <text:p>1.2232459156683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801674298325034">
                <text:p>0.80167429832503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91946678296809">
                <text:p>0.99194667829680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6701233408959">
                <text:p>1.1670123340895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0420186368374">
                <text:p>1.1042018636837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984796922147373">
                <text:p>0.98479692214737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989861304798381">
                <text:p>0.98986130479838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7536728160918">
                <text:p>1.0753672816091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991815192873">
                <text:p>1.1991815192873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23988340599815">
                <text:p>1.2398834059981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9402094032355">
                <text:p>1.2940209403235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3629784384016">
                <text:p>1.362978438401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25068400035696">
                <text:p>1.2506840003569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31976612117725">
                <text:p>1.3197661211772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31430701472636">
                <text:p>1.3143070147263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8745834159889">
                <text:p>1.0874583415988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0075701208379">
                <text:p>1.0007570120837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27053619981843">
                <text:p>1.2705361998184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1235563860747">
                <text:p>1.1123556386074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1578063838206">
                <text:p>1.0157806383820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172569321374">
                <text:p>1.1517256932137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6150486030796">
                <text:p>1.0615048603079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3030847243342">
                <text:p>1.0303084724334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0075701208379">
                <text:p>1.0007570120837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32943866094899">
                <text:p>1.3294386609489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42492748845832">
                <text:p>1.4249274884583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897348612273093">
                <text:p>0.8973486122730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36279081021058">
                <text:p>1.3627908102105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38070161577389">
                <text:p>1.3807016157738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39093782376426">
                <text:p>1.3909378237642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39731531860953">
                <text:p>1.3973153186095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7567.5">
                <text:p>17567.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